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101pt"/>
    </style:style>
    <style:style style:name="co3" style:family="table-column">
      <style:table-column-properties fo:break-before="auto" style:column-width="93pt"/>
    </style:style>
    <style:style style:name="co4" style:family="table-column">
      <style:table-column-properties fo:break-before="auto" style:column-width="99pt"/>
    </style:style>
    <style:style style:name="co5" style:family="table-column">
      <style:table-column-properties fo:break-before="auto" style:column-width="60pt"/>
    </style:style>
    <style:style style:name="co6" style:family="table-column">
      <style:table-column-properties fo:break-before="auto" style:column-width="64pt"/>
    </style:style>
    <style:style style:name="co7" style:family="table-column">
      <style:table-column-properties fo:break-before="auto" style:column-width="6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22pt"/>
    </style:style>
    <style:style style:name="ro3" style:family="table-row">
      <style:table-row-properties fo:break-before="auto" style:row-height="23pt"/>
    </style:style>
    <style:style style:name="ce1" style:family="table-cell" style:parent-style-name="Default">
      <style:table-cell-properties style:vertical-align="middle"/>
      <style:text-properties fo:color="#000000" fo:font-size="9pt"/>
    </style:style>
    <style:style style:name="ce2" style:family="table-cell"/>
    <style:style style:name="ce3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9pt"/>
    </style:style>
    <style:style style:name="ce4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9pt"/>
    </style:style>
    <style:style style:name="ce5" style:family="table-cell">
      <style:table-cell-properties fo:background-color="#ffffff" style:cell-protect="none" style:vertical-align="middle"/>
      <style:text-properties fo:color="#000000" fo:font-family="Bitstream Vera Sans" fo:font-size="9pt"/>
    </style:style>
    <style:style style:name="ce6" style:family="table-cell">
      <style:table-cell-properties fo:background-color="#ffffff" style:cell-protect="protected" style:vertical-align="middle"/>
      <style:text-properties fo:color="#000000" fo:font-family="Bitstream Vera Sans" fo:font-size="9pt"/>
    </style:style>
    <style:style style:name="ce7" style:data-style-name="N1" style:family="table-cell">
      <style:table-cell-properties fo:background-color="#ffffff" style:cell-protect="protected" style:vertical-align="middle"/>
      <style:text-properties fo:color="#000000" fo:font-family="Bitstream Vera Sans" fo:font-size="9pt"/>
    </style:style>
    <style:style style:name="ce8" style:family="table-cell" style:parent-style-name="Default">
      <style:table-cell-properties style:cell-protect="none" style:vertical-align="middle"/>
      <style:text-properties fo:color="#000000" fo:font-size="9pt"/>
    </style:style>
    <style:style style:name="ce9" style:family="table-cell" style:parent-style-name="Default">
      <style:table-cell-properties style:text-align-source="fix" style:vertical-align="middle"/>
      <style:paragraph-properties fo:text-align="center"/>
      <style:text-properties fo:color="#000000" fo:font-size="9pt"/>
    </style:style>
    <style:style style:name="ce10" style:family="table-cell" style:parent-style-name="Default">
      <style:text-properties fo:font-size="9pt"/>
    </style:style>
    <style:style style:name="ce11" style:family="table-cell">
      <style:table-cell-properties fo:background-color="#ffffff" style:cell-protect="none" style:vertical-align="middle"/>
      <style:text-properties fo:color="#000000" fo:font-family="Bitstream Vera Sans" fo:font-size="9pt" fo:font-style="italic" fo:font-weight="bold"/>
    </style:style>
    <style:style style:name="ce12" style:family="table-cell">
      <style:table-cell-properties fo:background-color="#ffffff" style:cell-protect="protected" style:vertical-align="middle"/>
      <style:text-properties fo:color="#000000" fo:font-family="Bitstream Vera Sans" fo:font-size="7pt"/>
    </style:style>
    <style:style style:name="ce13" style:family="table-cell" style:parent-style-name="Default">
      <style:table-cell-properties style:vertical-align="middle"/>
      <style:text-properties fo:font-size="7pt"/>
    </style:style>
    <style:style style:name="ce14" style:family="table-cell">
      <style:text-properties fo:font-size="7pt"/>
    </style:style>
    <style:style style:name="ce15" style:family="table-cell" style:parent-style-name="Default">
      <style:table-cell-properties fo:wrap-option="wrap" style:vertical-align="middle"/>
      <style:text-properties fo:font-size="7pt"/>
    </style:style>
    <style:style style:name="ce16" style:family="table-cell">
      <style:table-cell-properties fo:background-color="#ffffff" fo:wrap-option="wrap" style:cell-protect="protected" style:vertical-align="middle"/>
      <style:text-properties fo:color="#000000" fo:font-family="Bitstream Vera Sans" fo:font-size="7pt"/>
    </style:style>
    <number:percentage-style style:name="N1">
      <number:number number:decimal-places="2" number:min-integer-digits="1"/>
      <number:text>%</number:text>
    </number:percentage-style>
  </office:automatic-styles>
  <office:body>
    <office:spreadsheet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 table:number-columns-repeated="2"/>
        <table:table-column table:style-name="co6" table:default-cell-style-name="ce2"/>
        <table:table-column table:style-name="co7" table:default-cell-style-name="ce2"/>
        <table:table-column table:style-name="co6" table:default-cell-style-name="ce2" table:number-columns-repeated="2"/>
        <table:table-column table:number-columns-repeated="2"/>
        <table:table-row>
          <table:table-cell office:value-type="string" office:string-value="icon" table:style-name="ce3">
            <text:p>icon</text:p>
          </table:table-cell>
          <table:table-cell office:value-type="string" office:string-value="coments" table:style-name="ce4">
            <text:p>coments</text:p>
          </table:table-cell>
          <table:table-cell office:value-type="string" office:string-value="status" table:style-name="ce4">
            <text:p>status</text:p>
          </table:table-cell>
          <table:table-cell office:value-type="string" office:string-value="16x16" table:style-name="ce5">
            <text:p>16x16</text:p>
          </table:table-cell>
          <table:table-cell office:value-type="string" office:string-value="22x22" table:style-name="ce5">
            <text:p>22x22</text:p>
          </table:table-cell>
          <table:table-cell office:value-type="string" office:string-value="32x32" table:style-name="ce5">
            <text:p>32x32</text:p>
          </table:table-cell>
          <table:table-cell office:value-type="string" office:string-value="location" table:style-name="ce5">
            <text:p>location</text:p>
          </table:table-cell>
          <table:table-cell/>
        </table:table-row>
        <table:table-row table:style-name="ro1">
          <table:table-cell office:value-type="string" office:string-value="/align-horizontal-right-out.png" table:style-name="ce5">
            <text:p>/align-horizontal-right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2" table:formula="=IF([.D2]=&quot;x&quot;;1;0)+IF([.E2]=&quot;x&quot;;1;0)+IF([.F2]=&quot;x&quot;;1;0)">
            <text:p>2</text:p>
          </table:table-cell>
          <table:table-cell office:value-type="float" office:value="0.522522522522523" table:style-name="ce7" table:formula="=SUM([.H2]:[.H108])/(111*3)">
            <text:p>52,25 %</text:p>
          </table:table-cell>
          <table:table-cell office:value-type="string" office:string-value="done" table:style-name="ce6">
            <text:p>done</text:p>
          </table:table-cell>
        </table:table-row>
        <table:table-row table:style-name="ro1">
          <table:table-cell office:value-type="string" office:string-value="./align-horizontal-center.png" table:style-name="ce5">
            <text:p>./align-horizontal-center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2" table:formula="=IF([.D3]=&quot;x&quot;;1;0)+IF([.E3]=&quot;x&quot;;1;0)+IF([.F3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-out.png" table:style-name="ce5">
            <text:p>./align-horizontal-left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2" table:formula="=IF([.D4]=&quot;x&quot;;1;0)+IF([.E4]=&quot;x&quot;;1;0)+IF([.F4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.png" table:style-name="ce5">
            <text:p>./align-horizontal-lef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2" table:formula="=IF([.D5]=&quot;x&quot;;1;0)+IF([.E5]=&quot;x&quot;;1;0)+IF([.F5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right.png" table:style-name="ce5">
            <text:p>./align-horizontal-righ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2" table:formula="=IF([.D6]=&quot;x&quot;;1;0)+IF([.E6]=&quot;x&quot;;1;0)+IF([.F6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-out.png" table:style-name="ce5">
            <text:p>./align-vertical-bottom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2" table:formula="=IF([.D7]=&quot;x&quot;;1;0)+IF([.E7]=&quot;x&quot;;1;0)+IF([.F7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.png" table:style-name="ce5">
            <text:p>./align-vertical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2" table:formula="=IF([.D8]=&quot;x&quot;;1;0)+IF([.E8]=&quot;x&quot;;1;0)+IF([.F8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center.png" table:style-name="ce5">
            <text:p>./align-vertic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2" table:formula="=IF([.D9]=&quot;x&quot;;1;0)+IF([.E9]=&quot;x&quot;;1;0)+IF([.F9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-out.png" table:style-name="ce5">
            <text:p>./align-vertical-top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2" table:formula="=IF([.D10]=&quot;x&quot;;1;0)+IF([.E10]=&quot;x&quot;;1;0)+IF([.F10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.png" table:style-name="ce5">
            <text:p>./align-vertical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2" table:formula="=IF([.D11]=&quot;x&quot;;1;0)+IF([.E11]=&quot;x&quot;;1;0)+IF([.F11]=&quot;x&quot;;1;0)">
            <text:p>2</text:p>
          </table:table-cell>
          <table:table-cell/>
        </table:table-row>
        <table:table-row>
          <table:table-cell office:value-type="string" office:string-value="./checkbox.png" table:style-name="ce5">
            <text:p>./checkbox.png</text:p>
          </table:table-cell>
          <table:table-cell/>
          <table:table-cell office:value-type="string" office:string-value="undone" table:style-name="ce5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12]=&quot;x&quot;;1;0)+IF([.E12]=&quot;x&quot;;1;0)+IF([.F12]=&quot;x&quot;;1;0)">
            <text:p>0</text:p>
          </table:table-cell>
          <table:table-cell/>
        </table:table-row>
        <table:table-row table:style-name="ro1">
          <table:table-cell office:value-type="string" office:string-value="./close.png" table:style-name="ce5">
            <text:p>./close.png</text:p>
          </table:table-cell>
          <table:table-cell table:style-name="ce8"/>
          <table:table-cell office:value-type="string" office:string-value="DONE" table:style-name="ce5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3]=&quot;x&quot;;1;0)+IF([.E13]=&quot;x&quot;;1;0)+IF([.F13]=&quot;x&quot;;1;0)">
            <text:p>3</text:p>
          </table:table-cell>
          <table:table-cell/>
        </table:table-row>
        <table:table-row table:style-name="ro1">
          <table:table-cell office:value-type="string" office:string-value="./color-picker.png" table:style-name="ce5">
            <text:p>./color-picker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4]=&quot;x&quot;;1;0)+IF([.E14]=&quot;x&quot;;1;0)+IF([.F14]=&quot;x&quot;;1;0)">
            <text:p>3</text:p>
          </table:table-cell>
          <table:table-cell/>
        </table:table-row>
        <table:table-row>
          <table:table-cell office:value-type="string" office:string-value="./combobox.png" table:style-name="ce5">
            <text:p>./combobox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3">
            <text:p>x</text:p>
          </table:table-cell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2" table:formula="=IF([.D15]=&quot;x&quot;;1;0)+IF([.E15]=&quot;x&quot;;1;0)+IF([.F15]=&quot;x&quot;;1;0)">
            <text:p>2</text:p>
          </table:table-cell>
          <table:table-cell/>
        </table:table-row>
        <table:table-row>
          <table:table-cell office:value-type="string" office:string-value="./distribute-horizontal-center.png" table:style-name="ce5">
            <text:p>./distribute-horizontal-center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3">
            <text:p>x</text:p>
          </table:table-cell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2" table:formula="=IF([.D16]=&quot;x&quot;;1;0)+IF([.E16]=&quot;x&quot;;1;0)+IF([.F16]=&quot;x&quot;;1;0)">
            <text:p>2</text:p>
          </table:table-cell>
          <table:table-cell/>
        </table:table-row>
        <table:table-row>
          <table:table-cell office:value-type="string" office:string-value="./distribute-horizontal-equal.png" table:style-name="ce5">
            <text:p>./distribute-horizontal-equal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3">
            <text:p>x</text:p>
          </table:table-cell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2" table:formula="=IF([.D17]=&quot;x&quot;;1;0)+IF([.E17]=&quot;x&quot;;1;0)+IF([.F17]=&quot;x&quot;;1;0)">
            <text:p>2</text:p>
          </table:table-cell>
          <table:table-cell/>
        </table:table-row>
        <table:table-row>
          <table:table-cell office:value-type="string" office:string-value="./distribute-horizontal-left.png" table:style-name="ce5">
            <text:p>./distribute-horizontal-lef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3">
            <text:p>x</text:p>
          </table:table-cell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2" table:formula="=IF([.D18]=&quot;x&quot;;1;0)+IF([.E18]=&quot;x&quot;;1;0)+IF([.F18]=&quot;x&quot;;1;0)">
            <text:p>2</text:p>
          </table:table-cell>
          <table:table-cell/>
        </table:table-row>
        <table:table-row>
          <table:table-cell office:value-type="string" office:string-value="./distribute-horizontal-margin.png" table:style-name="ce5">
            <text:p>./distribute-horizontal-margin.png</text:p>
          </table:table-cell>
          <table:table-cell/>
          <table:table-cell office:value-type="string" office:string-value="DONE" table:style-name="ce5">
            <text:p>DONE</text:p>
          </table:table-cell>
          <table:table-cell table:style-name="ce9"/>
          <table:table-cell/>
          <table:table-cell/>
          <table:table-cell/>
          <table:table-cell office:value-type="float" office:value="0" table:formula="=IF([.D19]=&quot;x&quot;;1;0)+IF([.E19]=&quot;x&quot;;1;0)+IF([.F19]=&quot;x&quot;;1;0)">
            <text:p>0</text:p>
          </table:table-cell>
          <table:table-cell/>
        </table:table-row>
        <table:table-row>
          <table:table-cell office:value-type="string" office:string-value="./distribute-horizontal-page.png" table:style-name="ce5">
            <text:p>./distribute-horizontal-page.png</text:p>
          </table:table-cell>
          <table:table-cell/>
          <table:table-cell office:value-type="string" office:string-value="DONE" table:style-name="ce5">
            <text:p>DONE</text:p>
          </table:table-cell>
          <table:table-cell table:style-name="ce9"/>
          <table:table-cell/>
          <table:table-cell/>
          <table:table-cell/>
          <table:table-cell office:value-type="float" office:value="0" table:formula="=IF([.D20]=&quot;x&quot;;1;0)+IF([.E20]=&quot;x&quot;;1;0)+IF([.F20]=&quot;x&quot;;1;0)">
            <text:p>0</text:p>
          </table:table-cell>
          <table:table-cell/>
        </table:table-row>
        <table:table-row>
          <table:table-cell office:value-type="string" office:string-value="./distribute-horizontal-right.png" table:style-name="ce5">
            <text:p>./distribute-horizontal-righ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3">
            <text:p>x</text:p>
          </table:table-cell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2" table:formula="=IF([.D21]=&quot;x&quot;;1;0)+IF([.E21]=&quot;x&quot;;1;0)+IF([.F21]=&quot;x&quot;;1;0)">
            <text:p>2</text:p>
          </table:table-cell>
          <table:table-cell/>
        </table:table-row>
        <table:table-row>
          <table:table-cell office:value-type="string" office:string-value="./distribute-horizontal-x.png" table:style-name="ce5">
            <text:p>./distribute-horizontal-x.png</text:p>
          </table:table-cell>
          <table:table-cell/>
          <table:table-cell office:value-type="string" office:string-value="DONE" table:style-name="ce5">
            <text:p>DONE</text:p>
          </table:table-cell>
          <table:table-cell table:style-name="ce9"/>
          <table:table-cell/>
          <table:table-cell/>
          <table:table-cell/>
          <table:table-cell office:value-type="float" office:value="0" table:formula="=IF([.D22]=&quot;x&quot;;1;0)+IF([.E22]=&quot;x&quot;;1;0)+IF([.F22]=&quot;x&quot;;1;0)">
            <text:p>0</text:p>
          </table:table-cell>
          <table:table-cell/>
        </table:table-row>
        <table:table-row>
          <table:table-cell office:value-type="string" office:string-value="./distribute-vertical-bottom.png" table:style-name="ce5">
            <text:p>./distribute-vertical-bottom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2" table:formula="=IF([.D23]=&quot;x&quot;;1;0)+IF([.E23]=&quot;x&quot;;1;0)+IF([.F23]=&quot;x&quot;;1;0)">
            <text:p>2</text:p>
          </table:table-cell>
          <table:table-cell/>
        </table:table-row>
        <table:table-row>
          <table:table-cell office:value-type="string" office:string-value="./distribute-vertical-center.png" table:style-name="ce5">
            <text:p>./distribute-vertical-center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3">
            <text:p>x</text:p>
          </table:table-cell>
          <table:table-cell table:number-columns-repeated="2"/>
          <table:table-cell office:value-type="float" office:value="2" table:formula="=IF([.D24]=&quot;x&quot;;1;0)+IF([.E24]=&quot;x&quot;;1;0)+IF([.F24]=&quot;x&quot;;1;0)">
            <text:p>2</text:p>
          </table:table-cell>
          <table:table-cell/>
        </table:table-row>
        <table:table-row>
          <table:table-cell office:value-type="string" office:string-value="./distribute-vertical-equal.png" table:style-name="ce5">
            <text:p>./distribute-vertical-equal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2" table:formula="=IF([.D25]=&quot;x&quot;;1;0)+IF([.E25]=&quot;x&quot;;1;0)+IF([.F25]=&quot;x&quot;;1;0)">
            <text:p>2</text:p>
          </table:table-cell>
          <table:table-cell/>
        </table:table-row>
        <table:table-row>
          <table:table-cell office:value-type="string" office:string-value="./distribute-vertical-margin.png" table:style-name="ce5">
            <text:p>./distribute-vertical-margin.png</text:p>
          </table:table-cell>
          <table:table-cell/>
          <table:table-cell office:value-type="string" office:string-value="DONE" table:style-name="ce5">
            <text:p>DONE</text:p>
          </table:table-cell>
          <table:table-cell table:style-name="ce9"/>
          <table:table-cell/>
          <table:table-cell/>
          <table:table-cell/>
          <table:table-cell office:value-type="float" office:value="0" table:formula="=IF([.D26]=&quot;x&quot;;1;0)+IF([.E26]=&quot;x&quot;;1;0)+IF([.F26]=&quot;x&quot;;1;0)">
            <text:p>0</text:p>
          </table:table-cell>
          <table:table-cell/>
        </table:table-row>
        <table:table-row>
          <table:table-cell office:value-type="string" office:string-value="./distribute-vertical-page.png" table:style-name="ce5">
            <text:p>./distribute-vertical-page.png</text:p>
          </table:table-cell>
          <table:table-cell/>
          <table:table-cell office:value-type="string" office:string-value="DONE" table:style-name="ce5">
            <text:p>DONE</text:p>
          </table:table-cell>
          <table:table-cell table:style-name="ce9"/>
          <table:table-cell/>
          <table:table-cell/>
          <table:table-cell/>
          <table:table-cell office:value-type="float" office:value="0" table:formula="=IF([.D27]=&quot;x&quot;;1;0)+IF([.E27]=&quot;x&quot;;1;0)+IF([.F27]=&quot;x&quot;;1;0)">
            <text:p>0</text:p>
          </table:table-cell>
          <table:table-cell/>
        </table:table-row>
        <table:table-row>
          <table:table-cell office:value-type="string" office:string-value="./distribute-vertical-top.png" table:style-name="ce5">
            <text:p>./distribute-vertical-top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float" office:value="2" table:formula="=IF([.D28]=&quot;x&quot;;1;0)+IF([.E28]=&quot;x&quot;;1;0)+IF([.F28]=&quot;x&quot;;1;0)">
            <text:p>2</text:p>
          </table:table-cell>
          <table:table-cell/>
        </table:table-row>
        <table:table-row>
          <table:table-cell office:value-type="string" office:string-value="./distribute-vertical-y.png" table:style-name="ce5">
            <text:p>./distribute-vertical-y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9"/>
          <table:table-cell/>
          <table:table-cell/>
          <table:table-cell/>
          <table:table-cell office:value-type="float" office:value="0" table:formula="=IF([.D29]=&quot;x&quot;;1;0)+IF([.E29]=&quot;x&quot;;1;0)+IF([.F29]=&quot;x&quot;;1;0)">
            <text:p>0</text:p>
          </table:table-cell>
          <table:table-cell/>
        </table:table-row>
        <table:table-row table:style-name="ro1">
          <table:table-cell office:value-type="string" office:string-value="./document-new.png" table:style-name="ce5">
            <text:p>./document-new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0]=&quot;x&quot;;1;0)+IF([.E30]=&quot;x&quot;;1;0)+IF([.F30]=&quot;x&quot;;1;0)">
            <text:p>3</text:p>
          </table:table-cell>
          <table:table-cell/>
        </table:table-row>
        <table:table-row table:style-name="ro1">
          <table:table-cell office:value-type="string" office:string-value="./document-open.png" table:style-name="ce5">
            <text:p>./document-open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1]=&quot;x&quot;;1;0)+IF([.E31]=&quot;x&quot;;1;0)+IF([.F31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-preview.png" table:style-name="ce5">
            <text:p>./document-print-preview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2]=&quot;x&quot;;1;0)+IF([.E32]=&quot;x&quot;;1;0)+IF([.F32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.png" table:style-name="ce5">
            <text:p>./document-prin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3]=&quot;x&quot;;1;0)+IF([.E33]=&quot;x&quot;;1;0)+IF([.F33]=&quot;x&quot;;1;0)">
            <text:p>3</text:p>
          </table:table-cell>
          <table:table-cell/>
        </table:table-row>
        <table:table-row table:style-name="ro1">
          <table:table-cell office:value-type="string" office:string-value="./document-properties.png" table:style-name="ce5">
            <text:p>./document-propertie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4]=&quot;x&quot;;1;0)+IF([.E34]=&quot;x&quot;;1;0)+IF([.F34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-as.png" table:style-name="ce5">
            <text:p>./document-save-a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5]=&quot;x&quot;;1;0)+IF([.E35]=&quot;x&quot;;1;0)+IF([.F35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.png" table:style-name="ce5">
            <text:p>./document-sav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6]=&quot;x&quot;;1;0)+IF([.E36]=&quot;x&quot;;1;0)+IF([.F36]=&quot;x&quot;;1;0)">
            <text:p>3</text:p>
          </table:table-cell>
          <table:table-cell/>
        </table:table-row>
        <table:table-row>
          <table:table-cell office:value-type="string" office:string-value="./draw-arrow-back.png" table:style-name="ce5">
            <text:p>./draw-arrow-back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37]=&quot;x&quot;;1;0)+IF([.E37]=&quot;x&quot;;1;0)+IF([.F37]=&quot;x&quot;;1;0)">
            <text:p>1</text:p>
          </table:table-cell>
          <table:table-cell/>
        </table:table-row>
        <table:table-row table:style-name="ro1">
          <table:table-cell office:value-type="string" office:string-value="./draw-arrow-down.png" table:style-name="ce5">
            <text:p>./draw-arrow-dow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38]=&quot;x&quot;;1;0)+IF([.E38]=&quot;x&quot;;1;0)+IF([.F38]=&quot;x&quot;;1;0)">
            <text:p>1</text:p>
          </table:table-cell>
          <table:table-cell/>
        </table:table-row>
        <table:table-row>
          <table:table-cell office:value-type="string" office:string-value="./draw-arrow-forward.png" table:style-name="ce5">
            <text:p>./draw-arrow-forward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39]=&quot;x&quot;;1;0)+IF([.E39]=&quot;x&quot;;1;0)+IF([.F39]=&quot;x&quot;;1;0)">
            <text:p>1</text:p>
          </table:table-cell>
          <table:table-cell/>
        </table:table-row>
        <table:table-row>
          <table:table-cell office:value-type="string" office:string-value="./draw-arrow-up.png" table:style-name="ce5">
            <text:p>./draw-arrow-u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40]=&quot;x&quot;;1;0)+IF([.E40]=&quot;x&quot;;1;0)+IF([.F40]=&quot;x&quot;;1;0)">
            <text:p>1</text:p>
          </table:table-cell>
          <table:table-cell/>
        </table:table-row>
        <table:table-row>
          <table:table-cell office:value-type="string" office:string-value="./draw-bezier-curves.png" table:style-name="ce5">
            <text:p>./draw-bezier-curves.png</text:p>
          </table:table-cell>
          <table:table-cell/>
          <table:table-cell office:value-type="string" office:string-value="undone" table:style-name="ce5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41]=&quot;x&quot;;1;0)+IF([.E41]=&quot;x&quot;;1;0)+IF([.F41]=&quot;x&quot;;1;0)">
            <text:p>0</text:p>
          </table:table-cell>
          <table:table-cell/>
        </table:table-row>
        <table:table-row>
          <table:table-cell office:value-type="string" office:string-value="./draw-cross.png" table:style-name="ce5">
            <text:p>./draw-cros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42]=&quot;x&quot;;1;0)+IF([.E42]=&quot;x&quot;;1;0)+IF([.F42]=&quot;x&quot;;1;0)">
            <text:p>1</text:p>
          </table:table-cell>
          <table:table-cell/>
        </table:table-row>
        <table:table-row>
          <table:table-cell office:value-type="string" office:string-value="./draw-donut.png" table:style-name="ce5">
            <text:p>./draw-donu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43]=&quot;x&quot;;1;0)+IF([.E43]=&quot;x&quot;;1;0)+IF([.F43]=&quot;x&quot;;1;0)">
            <text:p>1</text:p>
          </table:table-cell>
          <table:table-cell/>
        </table:table-row>
        <table:table-row>
          <table:table-cell office:value-type="string" office:string-value="./draw-ellipse.png" table:style-name="ce5">
            <text:p>./draw-ellips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44]=&quot;x&quot;;1;0)+IF([.E44]=&quot;x&quot;;1;0)+IF([.F44]=&quot;x&quot;;1;0)">
            <text:p>1</text:p>
          </table:table-cell>
          <table:table-cell/>
        </table:table-row>
        <table:table-row>
          <table:table-cell office:value-type="string" office:string-value="./draw-freehand.png" table:style-name="ce5">
            <text:p>./draw-freehand.png</text:p>
          </table:table-cell>
          <table:table-cell/>
          <table:table-cell office:value-type="string" office:string-value="undone" table:style-name="ce5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45]=&quot;x&quot;;1;0)+IF([.E45]=&quot;x&quot;;1;0)+IF([.F45]=&quot;x&quot;;1;0)">
            <text:p>0</text:p>
          </table:table-cell>
          <table:table-cell/>
        </table:table-row>
        <table:table-row>
          <table:table-cell office:value-type="string" office:string-value="./draw-halfcircle1.png" table:style-name="ce5">
            <text:p>./draw-halfcircle1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1" table:formula="=IF([.D46]=&quot;x&quot;;1;0)+IF([.E46]=&quot;x&quot;;1;0)+IF([.F46]=&quot;x&quot;;1;0)">
            <text:p>1</text:p>
          </table:table-cell>
          <table:table-cell/>
        </table:table-row>
        <table:table-row>
          <table:table-cell office:value-type="string" office:string-value="./draw-halfcircle2.png" table:style-name="ce5">
            <text:p>./draw-halfcircle2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1" table:formula="=IF([.D47]=&quot;x&quot;;1;0)+IF([.E47]=&quot;x&quot;;1;0)+IF([.F47]=&quot;x&quot;;1;0)">
            <text:p>1</text:p>
          </table:table-cell>
          <table:table-cell/>
        </table:table-row>
        <table:table-row>
          <table:table-cell office:value-type="string" office:string-value="./draw-halfcircle3.png" table:style-name="ce5">
            <text:p>./draw-halfcircle3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1" table:formula="=IF([.D48]=&quot;x&quot;;1;0)+IF([.E48]=&quot;x&quot;;1;0)+IF([.F48]=&quot;x&quot;;1;0)">
            <text:p>1</text:p>
          </table:table-cell>
          <table:table-cell/>
        </table:table-row>
        <table:table-row>
          <table:table-cell office:value-type="string" office:string-value="./draw-halfcircle4.png" table:style-name="ce5">
            <text:p>./draw-halfcircle4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1" table:formula="=IF([.D49]=&quot;x&quot;;1;0)+IF([.E49]=&quot;x&quot;;1;0)+IF([.F49]=&quot;x&quot;;1;0)">
            <text:p>1</text:p>
          </table:table-cell>
          <table:table-cell/>
        </table:table-row>
        <table:table-row>
          <table:table-cell office:value-type="string" office:string-value="./draw-path.png" table:style-name="ce5">
            <text:p>./draw-path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50]=&quot;x&quot;;1;0)+IF([.E50]=&quot;x&quot;;1;0)+IF([.F50]=&quot;x&quot;;1;0)">
            <text:p>0</text:p>
          </table:table-cell>
          <table:table-cell/>
        </table:table-row>
        <table:table-row>
          <table:table-cell office:value-type="string" office:string-value="./draw-polygon.png" table:style-name="ce5">
            <text:p>./draw-polygon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51]=&quot;x&quot;;1;0)+IF([.E51]=&quot;x&quot;;1;0)+IF([.F51]=&quot;x&quot;;1;0)">
            <text:p>1</text:p>
          </table:table-cell>
          <table:table-cell/>
        </table:table-row>
        <table:table-row>
          <table:table-cell office:value-type="string" office:string-value="./draw-polyline.png" table:style-name="ce5">
            <text:p>./draw-polylin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/>
          <table:table-cell office:value-type="float" office:value="1" table:formula="=IF([.D52]=&quot;x&quot;;1;0)+IF([.E52]=&quot;x&quot;;1;0)+IF([.F52]=&quot;x&quot;;1;0)">
            <text:p>1</text:p>
          </table:table-cell>
          <table:table-cell/>
        </table:table-row>
        <table:table-row>
          <table:table-cell office:value-type="string" office:string-value="./draw-rectangle.png" table:style-name="ce5">
            <text:p>./draw-rectangl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53]=&quot;x&quot;;1;0)+IF([.E53]=&quot;x&quot;;1;0)+IF([.F53]=&quot;x&quot;;1;0)">
            <text:p>1</text:p>
          </table:table-cell>
          <table:table-cell/>
        </table:table-row>
        <table:table-row>
          <table:table-cell office:value-type="string" office:string-value="./draw-square-inverted-corners.png" table:style-name="ce5">
            <text:p>./draw-square-inverted-corners.png</text:p>
          </table:table-cell>
          <table:table-cell/>
          <table:table-cell office:value-type="string" office:string-value="undone" table:style-name="ce5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54]=&quot;x&quot;;1;0)+IF([.E54]=&quot;x&quot;;1;0)+IF([.F54]=&quot;x&quot;;1;0)">
            <text:p>0</text:p>
          </table:table-cell>
          <table:table-cell/>
        </table:table-row>
        <table:table-row>
          <table:table-cell office:value-type="string" office:string-value="./draw-star.png" table:style-name="ce5">
            <text:p>./draw-sta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55]=&quot;x&quot;;1;0)+IF([.E55]=&quot;x&quot;;1;0)+IF([.F55]=&quot;x&quot;;1;0)">
            <text:p>1</text:p>
          </table:table-cell>
          <table:table-cell/>
        </table:table-row>
        <table:table-row>
          <table:table-cell office:value-type="string" office:string-value="./draw-text.png" table:style-name="ce5">
            <text:p>./draw-tex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table:style-name="ce1" table:number-columns-repeated="3"/>
          <table:table-cell office:value-type="float" office:value="1" table:formula="=IF([.D56]=&quot;x&quot;;1;0)+IF([.E56]=&quot;x&quot;;1;0)+IF([.F56]=&quot;x&quot;;1;0)">
            <text:p>1</text:p>
          </table:table-cell>
          <table:table-cell/>
        </table:table-row>
        <table:table-row>
          <table:table-cell office:value-type="string" office:string-value="./draw-triangle.png" table:style-name="ce5">
            <text:p>./draw-triangl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57]=&quot;x&quot;;1;0)+IF([.E57]=&quot;x&quot;;1;0)+IF([.F57]=&quot;x&quot;;1;0)">
            <text:p>1</text:p>
          </table:table-cell>
          <table:table-cell/>
        </table:table-row>
        <table:table-row>
          <table:table-cell office:value-type="string" office:string-value="./draw-triangle1.png" table:style-name="ce5">
            <text:p>./draw-triangle1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58]=&quot;x&quot;;1;0)+IF([.E58]=&quot;x&quot;;1;0)+IF([.F58]=&quot;x&quot;;1;0)">
            <text:p>1</text:p>
          </table:table-cell>
          <table:table-cell/>
        </table:table-row>
        <table:table-row>
          <table:table-cell office:value-type="string" office:string-value="./draw-triangle2.png" table:style-name="ce5">
            <text:p>./draw-triangle2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59]=&quot;x&quot;;1;0)+IF([.E59]=&quot;x&quot;;1;0)+IF([.F59]=&quot;x&quot;;1;0)">
            <text:p>1</text:p>
          </table:table-cell>
          <table:table-cell/>
        </table:table-row>
        <table:table-row>
          <table:table-cell office:value-type="string" office:string-value="./draw-triangle3.png" table:style-name="ce5">
            <text:p>./draw-triangle3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60]=&quot;x&quot;;1;0)+IF([.E60]=&quot;x&quot;;1;0)+IF([.F60]=&quot;x&quot;;1;0)">
            <text:p>1</text:p>
          </table:table-cell>
          <table:table-cell/>
        </table:table-row>
        <table:table-row>
          <table:table-cell office:value-type="string" office:string-value="./draw-triangle4.png" table:style-name="ce5">
            <text:p>./draw-triangle4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/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1" table:formula="=IF([.D61]=&quot;x&quot;;1;0)+IF([.E61]=&quot;x&quot;;1;0)+IF([.F61]=&quot;x&quot;;1;0)">
            <text:p>1</text:p>
          </table:table-cell>
          <table:table-cell/>
        </table:table-row>
        <table:table-row table:style-name="ro1">
          <table:table-cell office:value-type="string" office:string-value="./edit-clear.png" table:style-name="ce5">
            <text:p>./edit-clea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62]=&quot;x&quot;;1;0)+IF([.E62]=&quot;x&quot;;1;0)+IF([.F62]=&quot;x&quot;;1;0)">
            <text:p>3</text:p>
          </table:table-cell>
          <table:table-cell/>
        </table:table-row>
        <table:table-row table:style-name="ro1">
          <table:table-cell office:value-type="string" office:string-value="./edit-copy.png" table:style-name="ce5">
            <text:p>./edit-copy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63]=&quot;x&quot;;1;0)+IF([.E63]=&quot;x&quot;;1;0)+IF([.F63]=&quot;x&quot;;1;0)">
            <text:p>3</text:p>
          </table:table-cell>
          <table:table-cell/>
        </table:table-row>
        <table:table-row table:style-name="ro1">
          <table:table-cell office:value-type="string" office:string-value="./edit-cut.png" table:style-name="ce5">
            <text:p>./edit-cu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64]=&quot;x&quot;;1;0)+IF([.E64]=&quot;x&quot;;1;0)+IF([.F64]=&quot;x&quot;;1;0)">
            <text:p>3</text:p>
          </table:table-cell>
          <table:table-cell/>
        </table:table-row>
        <table:table-row table:style-name="ro1">
          <table:table-cell office:value-type="string" office:string-value="./edit-delete.png" table:style-name="ce5">
            <text:p>./edit-dele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65]=&quot;x&quot;;1;0)+IF([.E65]=&quot;x&quot;;1;0)+IF([.F65]=&quot;x&quot;;1;0)">
            <text:p>3</text:p>
          </table:table-cell>
          <table:table-cell/>
        </table:table-row>
        <table:table-row table:style-name="ro1">
          <table:table-cell office:value-type="string" office:string-value="./edit-find-replace.png" table:style-name="ce5">
            <text:p>./edit-find-replace.png</text:p>
          </table:table-cell>
          <table:table-cell office:value-type="string" office:string-value="have edit-find though" table:style-name="ce5">
            <text:p>have edit-find though</text:p>
          </table:table-cell>
          <table:table-cell office:value-type="string" office:string-value="undone" table:style-name="ce5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66]=&quot;x&quot;;1;0)+IF([.E66]=&quot;x&quot;;1;0)+IF([.F66]=&quot;x&quot;;1;0)">
            <text:p>0</text:p>
          </table:table-cell>
          <table:table-cell/>
        </table:table-row>
        <table:table-row table:style-name="ro1">
          <table:table-cell office:value-type="string" office:string-value="./edit-paste.png" table:style-name="ce5">
            <text:p>./edit-past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67]=&quot;x&quot;;1;0)+IF([.E67]=&quot;x&quot;;1;0)+IF([.F67]=&quot;x&quot;;1;0)">
            <text:p>3</text:p>
          </table:table-cell>
          <table:table-cell/>
        </table:table-row>
        <table:table-row table:style-name="ro1">
          <table:table-cell office:value-type="string" office:string-value="./edit-redo.png" table:style-name="ce5">
            <text:p>./edit-redo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68]=&quot;x&quot;;1;0)+IF([.E68]=&quot;x&quot;;1;0)+IF([.F68]=&quot;x&quot;;1;0)">
            <text:p>3</text:p>
          </table:table-cell>
          <table:table-cell/>
        </table:table-row>
        <table:table-row>
          <table:table-cell office:value-type="string" office:string-value="./edit-select-all.png" table:style-name="ce5">
            <text:p>./edit-select-all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/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1" table:formula="=IF([.D69]=&quot;x&quot;;1;0)+IF([.E69]=&quot;x&quot;;1;0)+IF([.F69]=&quot;x&quot;;1;0)">
            <text:p>1</text:p>
          </table:table-cell>
          <table:table-cell/>
        </table:table-row>
        <table:table-row table:style-name="ro1">
          <table:table-cell office:value-type="string" office:string-value="./edit-undo.png" table:style-name="ce5">
            <text:p>./edit-undo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0]=&quot;x&quot;;1;0)+IF([.E70]=&quot;x&quot;;1;0)+IF([.F70]=&quot;x&quot;;1;0)">
            <text:p>3</text:p>
          </table:table-cell>
          <table:table-cell/>
        </table:table-row>
        <table:table-row table:style-name="ro1">
          <table:table-cell office:value-type="string" office:string-value="./go-bottom.png" table:style-name="ce5">
            <text:p>./go-bottom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1]=&quot;x&quot;;1;0)+IF([.E71]=&quot;x&quot;;1;0)+IF([.F71]=&quot;x&quot;;1;0)">
            <text:p>3</text:p>
          </table:table-cell>
          <table:table-cell/>
        </table:table-row>
        <table:table-row table:style-name="ro1">
          <table:table-cell office:value-type="string" office:string-value="./go-down.png" table:style-name="ce5">
            <text:p>./go-down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2]=&quot;x&quot;;1;0)+IF([.E72]=&quot;x&quot;;1;0)+IF([.F72]=&quot;x&quot;;1;0)">
            <text:p>3</text:p>
          </table:table-cell>
          <table:table-cell/>
        </table:table-row>
        <table:table-row table:style-name="ro1">
          <table:table-cell office:value-type="string" office:string-value="./go-first.png" table:style-name="ce5">
            <text:p>./go-firs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3]=&quot;x&quot;;1;0)+IF([.E73]=&quot;x&quot;;1;0)+IF([.F73]=&quot;x&quot;;1;0)">
            <text:p>3</text:p>
          </table:table-cell>
          <table:table-cell/>
        </table:table-row>
        <table:table-row table:style-name="ro1">
          <table:table-cell office:value-type="string" office:string-value="./go-home.png" table:style-name="ce5">
            <text:p>./go-hom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4]=&quot;x&quot;;1;0)+IF([.E74]=&quot;x&quot;;1;0)+IF([.F74]=&quot;x&quot;;1;0)">
            <text:p>3</text:p>
          </table:table-cell>
          <table:table-cell/>
        </table:table-row>
        <table:table-row table:style-name="ro1">
          <table:table-cell office:value-type="string" office:string-value="./go-last.png" table:style-name="ce5">
            <text:p>./go-las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5]=&quot;x&quot;;1;0)+IF([.E75]=&quot;x&quot;;1;0)+IF([.F75]=&quot;x&quot;;1;0)">
            <text:p>3</text:p>
          </table:table-cell>
          <table:table-cell/>
        </table:table-row>
        <table:table-row table:style-name="ro1">
          <table:table-cell office:value-type="string" office:string-value="./go-next.png" table:style-name="ce5">
            <text:p>./go-nex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6]=&quot;x&quot;;1;0)+IF([.E76]=&quot;x&quot;;1;0)+IF([.F76]=&quot;x&quot;;1;0)">
            <text:p>3</text:p>
          </table:table-cell>
          <table:table-cell/>
        </table:table-row>
        <table:table-row table:style-name="ro1">
          <table:table-cell office:value-type="string" office:string-value="./go-previous.png" table:style-name="ce5">
            <text:p>./go-previous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7]=&quot;x&quot;;1;0)+IF([.E77]=&quot;x&quot;;1;0)+IF([.F77]=&quot;x&quot;;1;0)">
            <text:p>3</text:p>
          </table:table-cell>
          <table:table-cell/>
        </table:table-row>
        <table:table-row table:style-name="ro1">
          <table:table-cell office:value-type="string" office:string-value="./go-top.png" table:style-name="ce5">
            <text:p>./go-top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8]=&quot;x&quot;;1;0)+IF([.E78]=&quot;x&quot;;1;0)+IF([.F78]=&quot;x&quot;;1;0)">
            <text:p>3</text:p>
          </table:table-cell>
          <table:table-cell/>
        </table:table-row>
        <table:table-row table:style-name="ro1">
          <table:table-cell office:value-type="string" office:string-value="./go-up.png" table:style-name="ce5">
            <text:p>./go-up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79]=&quot;x&quot;;1;0)+IF([.E79]=&quot;x&quot;;1;0)+IF([.F79]=&quot;x&quot;;1;0)">
            <text:p>3</text:p>
          </table:table-cell>
          <table:table-cell/>
        </table:table-row>
        <table:table-row table:style-name="ro1">
          <table:table-cell office:value-type="string" office:string-value="./image-x-generic.png" table:style-name="ce5">
            <text:p>./image-x-generic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5">
            <text:p>playground</text:p>
          </table:table-cell>
          <table:table-cell office:value-type="float" office:value="3" table:formula="=IF([.D80]=&quot;x&quot;;1;0)+IF([.E80]=&quot;x&quot;;1;0)+IF([.F80]=&quot;x&quot;;1;0)">
            <text:p>3</text:p>
          </table:table-cell>
          <table:table-cell/>
        </table:table-row>
        <table:table-row>
          <table:table-cell office:value-type="string" office:string-value="./insert-button.png" table:style-name="ce5">
            <text:p>./insert-button.png</text:p>
          </table:table-cell>
          <table:table-cell/>
          <table:table-cell office:value-type="string" office:string-value="undone" table:style-name="ce5">
            <text:p>undone</text:p>
          </table:table-cell>
          <table:table-cell/>
          <table:table-cell table:number-columns-repeated="2"/>
          <table:table-cell table:style-name="ce8"/>
          <table:table-cell office:value-type="float" office:value="0" table:formula="=IF([.D81]=&quot;x&quot;;1;0)+IF([.E81]=&quot;x&quot;;1;0)+IF([.F81]=&quot;x&quot;;1;0)">
            <text:p>0</text:p>
          </table:table-cell>
          <table:table-cell/>
        </table:table-row>
        <table:table-row>
          <table:table-cell office:value-type="string" office:string-value="./insert-image.png" table:style-name="ce5">
            <text:p>./insert-imag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1" table:formula="=IF([.D82]=&quot;x&quot;;1;0)+IF([.E82]=&quot;x&quot;;1;0)+IF([.F82]=&quot;x&quot;;1;0)">
            <text:p>1</text:p>
          </table:table-cell>
          <table:table-cell/>
        </table:table-row>
        <table:table-row>
          <table:table-cell office:value-type="string" office:string-value="./insert-table.png" table:style-name="ce5">
            <text:p>./insert-tabl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1" table:formula="=IF([.D83]=&quot;x&quot;;1;0)+IF([.E83]=&quot;x&quot;;1;0)+IF([.F83]=&quot;x&quot;;1;0)">
            <text:p>1</text:p>
          </table:table-cell>
          <table:table-cell/>
        </table:table-row>
        <table:table-row>
          <table:table-cell office:value-type="string" office:string-value="./insert-text-frame.png" table:style-name="ce5">
            <text:p>./insert-text-fram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 office:value-type="string" office:string-value="playground" table:style-name="ce5">
            <text:p>playground</text:p>
          </table:table-cell>
          <table:table-cell office:value-type="float" office:value="1" table:formula="=IF([.D84]=&quot;x&quot;;1;0)+IF([.E84]=&quot;x&quot;;1;0)+IF([.F84]=&quot;x&quot;;1;0)">
            <text:p>1</text:p>
          </table:table-cell>
          <table:table-cell/>
        </table:table-row>
        <table:table-row table:style-name="ro1">
          <table:table-cell office:value-type="string" office:string-value="./list-add.png" table:style-name="ce5">
            <text:p>./list-add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85]=&quot;x&quot;;1;0)+IF([.E85]=&quot;x&quot;;1;0)+IF([.F85]=&quot;x&quot;;1;0)">
            <text:p>3</text:p>
          </table:table-cell>
          <table:table-cell/>
        </table:table-row>
        <table:table-row>
          <table:table-cell office:value-type="string" office:string-value="./list-box.png" table:style-name="ce5">
            <text:p>./list-box.png</text:p>
          </table:table-cell>
          <table:table-cell/>
          <table:table-cell office:value-type="string" office:string-value="undone" table:style-name="ce5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86]=&quot;x&quot;;1;0)+IF([.E86]=&quot;x&quot;;1;0)+IF([.F86]=&quot;x&quot;;1;0)">
            <text:p>0</text:p>
          </table:table-cell>
          <table:table-cell/>
        </table:table-row>
        <table:table-row table:style-name="ro1">
          <table:table-cell office:value-type="string" office:string-value="./list-remove.png" table:style-name="ce5">
            <text:p>./list-remov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87]=&quot;x&quot;;1;0)+IF([.E87]=&quot;x&quot;;1;0)+IF([.F87]=&quot;x&quot;;1;0)">
            <text:p>3</text:p>
          </table:table-cell>
          <table:table-cell/>
        </table:table-row>
        <table:table-row table:style-name="ro1">
          <table:table-cell office:value-type="string" office:string-value="./lock-unlocked.png" table:style-name="ce5">
            <text:p>./lock-unlocked.png</text:p>
          </table:table-cell>
          <table:table-cell table:style-name="ce1"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88]=&quot;x&quot;;1;0)+IF([.E88]=&quot;x&quot;;1;0)+IF([.F88]=&quot;x&quot;;1;0)">
            <text:p>3</text:p>
          </table:table-cell>
          <table:table-cell/>
        </table:table-row>
        <table:table-row table:style-name="ro1">
          <table:table-cell office:value-type="string" office:string-value="./lock.png" table:style-name="ce5">
            <text:p>./lock.png</text:p>
          </table:table-cell>
          <table:table-cell table:style-name="ce1"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89]=&quot;x&quot;;1;0)+IF([.E89]=&quot;x&quot;;1;0)+IF([.F89]=&quot;x&quot;;1;0)">
            <text:p>3</text:p>
          </table:table-cell>
          <table:table-cell/>
        </table:table-row>
        <table:table-row>
          <table:table-cell office:value-type="string" office:string-value="./measure.png" table:style-name="ce5">
            <text:p>./measur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/>
          <table:table-cell office:value-type="float" office:value="1" table:formula="=IF([.D90]=&quot;x&quot;;1;0)+IF([.E90]=&quot;x&quot;;1;0)+IF([.F90]=&quot;x&quot;;1;0)">
            <text:p>1</text:p>
          </table:table-cell>
          <table:table-cell/>
        </table:table-row>
        <table:table-row>
          <table:table-cell office:value-type="string" office:string-value="./pdf-annotations.png" table:style-name="ce5">
            <text:p>./pdf-annotations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/>
          <table:table-cell office:value-type="float" office:value="1" table:formula="=IF([.D91]=&quot;x&quot;;1;0)+IF([.E91]=&quot;x&quot;;1;0)+IF([.F91]=&quot;x&quot;;1;0)">
            <text:p>1</text:p>
          </table:table-cell>
          <table:table-cell/>
        </table:table-row>
        <table:table-row>
          <table:table-cell office:value-type="string" office:string-value="./pointer.png" table:style-name="ce5">
            <text:p>./pointer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92]=&quot;x&quot;;1;0)+IF([.E92]=&quot;x&quot;;1;0)+IF([.F92]=&quot;x&quot;;1;0)">
            <text:p>0</text:p>
          </table:table-cell>
          <table:table-cell/>
        </table:table-row>
        <table:table-row>
          <table:table-cell office:value-type="string" office:string-value="./preflight-verifier.png" table:style-name="ce5">
            <text:p>./preflight-verifier.png</text:p>
          </table:table-cell>
          <table:table-cell/>
          <table:table-cell office:value-type="string" office:string-value="undone" table:style-name="ce5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93]=&quot;x&quot;;1;0)+IF([.E93]=&quot;x&quot;;1;0)+IF([.F93]=&quot;x&quot;;1;0)">
            <text:p>0</text:p>
          </table:table-cell>
          <table:table-cell/>
        </table:table-row>
        <table:table-row>
          <table:table-cell office:value-type="string" office:string-value="./sample.txt" table:style-name="ce5">
            <text:p>./sample.txt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94]=&quot;x&quot;;1;0)+IF([.E94]=&quot;x&quot;;1;0)+IF([.F94]=&quot;x&quot;;1;0)">
            <text:p>0</text:p>
          </table:table-cell>
          <table:table-cell/>
        </table:table-row>
        <table:table-row>
          <table:table-cell office:value-type="string" office:string-value="./scale.png" table:style-name="ce5">
            <text:p>./scale.png</text:p>
          </table:table-cell>
          <table:table-cell/>
          <table:table-cell office:value-type="string" office:string-value="undone" table:style-name="ce5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95]=&quot;x&quot;;1;0)+IF([.E95]=&quot;x&quot;;1;0)+IF([.F95]=&quot;x&quot;;1;0)">
            <text:p>0</text:p>
          </table:table-cell>
          <table:table-cell/>
        </table:table-row>
        <table:table-row>
          <table:table-cell office:value-type="string" office:string-value="./story-editor.png" table:style-name="ce5">
            <text:p>./story-editor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96]=&quot;x&quot;;1;0)+IF([.E96]=&quot;x&quot;;1;0)+IF([.F96]=&quot;x&quot;;1;0)">
            <text:p>0</text:p>
          </table:table-cell>
          <table:table-cell/>
        </table:table-row>
        <table:table-row>
          <table:table-cell office:value-type="string" office:string-value="./text-field.png" table:style-name="ce5">
            <text:p>./text-field.png</text:p>
          </table:table-cell>
          <table:table-cell/>
          <table:table-cell office:value-type="string" office:string-value="undone" table:style-name="ce5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97]=&quot;x&quot;;1;0)+IF([.E97]=&quot;x&quot;;1;0)+IF([.F97]=&quot;x&quot;;1;0)">
            <text:p>0</text:p>
          </table:table-cell>
          <table:table-cell/>
        </table:table-row>
        <table:table-row>
          <table:table-cell office:value-type="string" office:string-value="./text-frame-link.png" table:style-name="ce5">
            <text:p>./text-frame-link.png</text:p>
          </table:table-cell>
          <table:table-cell/>
          <table:table-cell office:value-type="string" office:string-value="undone" table:style-name="ce5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98]=&quot;x&quot;;1;0)+IF([.E98]=&quot;x&quot;;1;0)+IF([.F98]=&quot;x&quot;;1;0)">
            <text:p>0</text:p>
          </table:table-cell>
          <table:table-cell/>
        </table:table-row>
        <table:table-row>
          <table:table-cell office:value-type="string" office:string-value="./text-frame-unlink.png" table:style-name="ce5">
            <text:p>./text-frame-unlink.png</text:p>
          </table:table-cell>
          <table:table-cell/>
          <table:table-cell office:value-type="string" office:string-value="undone" table:style-name="ce5">
            <text:p>undone</text:p>
          </table:table-cell>
          <table:table-cell/>
          <table:table-cell table:number-columns-repeated="2"/>
          <table:table-cell/>
          <table:table-cell office:value-type="float" office:value="0" table:formula="=IF([.D99]=&quot;x&quot;;1;0)+IF([.E99]=&quot;x&quot;;1;0)+IF([.F99]=&quot;x&quot;;1;0)">
            <text:p>0</text:p>
          </table:table-cell>
          <table:table-cell/>
        </table:table-row>
        <table:table-row table:style-name="ro1">
          <table:table-cell office:value-type="string" office:string-value="./transform-rotate.png" table:style-name="ce5">
            <text:p>./transform-rotat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100]=&quot;x&quot;;1;0)+IF([.E100]=&quot;x&quot;;1;0)+IF([.F100]=&quot;x&quot;;1;0)">
            <text:p>3</text:p>
          </table:table-cell>
          <table:table-cell/>
        </table:table-row>
        <table:table-row>
          <table:table-cell office:value-type="string" office:string-value="./transform-shear-down.png" table:style-name="ce5">
            <text:p>./transform-shear-down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/>
          <table:table-cell office:value-type="float" office:value="1" table:formula="=IF([.D101]=&quot;x&quot;;1;0)+IF([.E101]=&quot;x&quot;;1;0)+IF([.F101]=&quot;x&quot;;1;0)">
            <text:p>1</text:p>
          </table:table-cell>
          <table:table-cell/>
        </table:table-row>
        <table:table-row>
          <table:table-cell office:value-type="string" office:string-value="./transform-shear-left.png" table:style-name="ce5">
            <text:p>./transform-shear-lef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/>
          <table:table-cell office:value-type="float" office:value="1" table:formula="=IF([.D102]=&quot;x&quot;;1;0)+IF([.E102]=&quot;x&quot;;1;0)+IF([.F102]=&quot;x&quot;;1;0)">
            <text:p>1</text:p>
          </table:table-cell>
          <table:table-cell/>
        </table:table-row>
        <table:table-row>
          <table:table-cell office:value-type="string" office:string-value="./transform-shear-right.png" table:style-name="ce5">
            <text:p>./transform-shear-righ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/>
          <table:table-cell office:value-type="float" office:value="1" table:formula="=IF([.D103]=&quot;x&quot;;1;0)+IF([.E103]=&quot;x&quot;;1;0)+IF([.F103]=&quot;x&quot;;1;0)">
            <text:p>1</text:p>
          </table:table-cell>
          <table:table-cell/>
        </table:table-row>
        <table:table-row>
          <table:table-cell office:value-type="string" office:string-value="./transform-shear-up.png" table:style-name="ce5">
            <text:p>./transform-shear-up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/>
          <table:table-cell office:value-type="float" office:value="1" table:formula="=IF([.D104]=&quot;x&quot;;1;0)+IF([.E104]=&quot;x&quot;;1;0)+IF([.F104]=&quot;x&quot;;1;0)">
            <text:p>1</text:p>
          </table:table-cell>
          <table:table-cell/>
        </table:table-row>
        <table:table-row table:style-name="ro1">
          <table:table-cell office:value-type="string" office:string-value="./zoom-in.png" table:style-name="ce5">
            <text:p>./zoom-in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105]=&quot;x&quot;;1;0)+IF([.E105]=&quot;x&quot;;1;0)+IF([.F105]=&quot;x&quot;;1;0)">
            <text:p>3</text:p>
          </table:table-cell>
          <table:table-cell/>
        </table:table-row>
        <table:table-row table:style-name="ro1">
          <table:table-cell office:value-type="string" office:string-value="./zoom-original.png" table:style-name="ce5">
            <text:p>./zoom-origin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106]=&quot;x&quot;;1;0)+IF([.E106]=&quot;x&quot;;1;0)+IF([.F106]=&quot;x&quot;;1;0)">
            <text:p>3</text:p>
          </table:table-cell>
          <table:table-cell/>
        </table:table-row>
        <table:table-row table:style-name="ro1">
          <table:table-cell office:value-type="string" office:string-value="./zoom-out.png" table:style-name="ce5">
            <text:p>./zoom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107]=&quot;x&quot;;1;0)+IF([.E107]=&quot;x&quot;;1;0)+IF([.F107]=&quot;x&quot;;1;0)">
            <text:p>3</text:p>
          </table:table-cell>
          <table:table-cell/>
        </table:table-row>
        <table:table-row table:style-name="ro1">
          <table:table-cell office:value-type="string" office:string-value="./zoom.png" table:style-name="ce5">
            <text:p>./zo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108]=&quot;x&quot;;1;0)+IF([.E108]=&quot;x&quot;;1;0)+IF([.F108]=&quot;x&quot;;1;0)">
            <text:p>3</text:p>
          </table:table-cell>
          <table:table-cell/>
        </table:table-row>
        <table:table-row>
          <table:table-cell office:value-type="string" office:string-value="page-simple.png" table:style-name="ce6">
            <text:p>page-simpl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2">
            <text:p>playground</text:p>
          </table:table-cell>
          <table:table-cell office:value-type="float" office:value="1" table:formula="=IF([.D109]=&quot;x&quot;;1;0)+IF([.E109]=&quot;x&quot;;1;0)+IF([.F109]=&quot;x&quot;;1;0)">
            <text:p>1</text:p>
          </table:table-cell>
          <table:table-cell/>
        </table:table-row>
        <table:table-row>
          <table:table-cell office:value-type="string" office:string-value="page-2sides.png" table:style-name="ce6">
            <text:p>page-2side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2">
            <text:p>playground</text:p>
          </table:table-cell>
          <table:table-cell office:value-type="float" office:value="1" table:formula="=IF([.D110]=&quot;x&quot;;1;0)+IF([.E110]=&quot;x&quot;;1;0)+IF([.F110]=&quot;x&quot;;1;0)">
            <text:p>1</text:p>
          </table:table-cell>
          <table:table-cell/>
        </table:table-row>
        <table:table-row>
          <table:table-cell office:value-type="string" office:string-value="page-3sides.png" table:style-name="ce6">
            <text:p>page-3side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2">
            <text:p>playground</text:p>
          </table:table-cell>
          <table:table-cell office:value-type="float" office:value="1" table:formula="=IF([.D111]=&quot;x&quot;;1;0)+IF([.E111]=&quot;x&quot;;1;0)+IF([.F111]=&quot;x&quot;;1;0)">
            <text:p>1</text:p>
          </table:table-cell>
          <table:table-cell/>
        </table:table-row>
        <table:table-row>
          <table:table-cell office:value-type="string" office:string-value="page-4sides.png" table:style-name="ce6">
            <text:p>page-4side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2">
            <text:p>playground</text:p>
          </table:table-cell>
          <table:table-cell office:value-type="float" office:value="1" table:formula="=IF([.D112]=&quot;x&quot;;1;0)+IF([.E112]=&quot;x&quot;;1;0)+IF([.F112]=&quot;x&quot;;1;0)">
            <text:p>1</text:p>
          </table:table-cell>
          <table:table-cell/>
        </table:table-row>
        <table:table-row>
          <table:table-cell table:style-name="ce10"/>
          <table:table-cell/>
        </table:table-row>
        <table:table-row table:style-name="ro2">
          <table:table-cell office:value-type="string" office:string-value="non freedesktop-names" table:style-name="ce11">
            <text:p>non freedesktop-names</text:p>
          </table:table-cell>
          <table:table-cell office:value-type="string" office:string-value="freedesktop name" table:style-name="ce12">
            <text:p>freedesktop name</text:p>
          </table:table-cell>
          <table:table-cell/>
          <table:table-cell office:value-type="string" office:string-value="oxygen name" table:style-name="ce13">
            <text:p>oxygen name</text:p>
          </table:table-cell>
          <table:table-cell office:value-type="string" office:string-value="proposed name" table:style-name="ce13">
            <text:p>proposed name</text:p>
          </table:table-cell>
          <table:table-cell table:style-name="ce14" table:number-columns-repeated="2"/>
        </table:table-row>
        <table:table-row>
          <table:table-cell office:value-type="string" office:string-value="AddNode.png" table:style-name="ce2">
            <text:p>AddNod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above.png" table:style-name="ce2">
            <text:p>abov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acrobat.png" table:style-name="ce2">
            <text:p>acrobat.png</text:p>
          </table:table-cell>
          <table:table-cell table:style-name="ce14"/>
          <table:table-cell/>
          <table:table-cell office:value-type="string" office:string-value="./mimetypes/application-pdf.svg" table:style-name="ce13">
            <text:p>./mimetypes/application-pdf.svg</text:p>
          </table:table-cell>
          <table:table-cell table:style-name="ce13"/>
          <table:table-cell table:style-name="ce14" table:number-columns-repeated="2"/>
        </table:table-row>
        <table:table-row>
          <table:table-cell office:value-type="string" office:string-value="acroread.png" table:style-name="ce2">
            <text:p>acroread.png</text:p>
          </table:table-cell>
          <table:table-cell table:style-name="ce14"/>
          <table:table-cell/>
          <table:table-cell office:value-type="string" office:string-value="./apps/acroread.svg" table:style-name="ce13">
            <text:p>./apps/acroread.svg</text:p>
          </table:table-cell>
          <table:table-cell table:style-name="ce13"/>
          <table:table-cell table:style-name="ce14" table:number-columns-repeated="2"/>
        </table:table-row>
        <table:table-row>
          <table:table-cell office:value-type="string" office:string-value="AddPoint.png" table:style-name="ce2">
            <text:p>AddPoint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alert.png" table:style-name="ce2">
            <text:p>alert.png</text:p>
          </table:table-cell>
          <table:table-cell office:value-type="string" office:string-value="./actions/dialog-warning.svg" table:style-name="ce12">
            <text:p>./actions/dialog-warning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 table:style-name="ro3" table:number-rows-repeated="2">
          <table:table-cell office:value-type="string" office:string-value="AllCaps.png" table:style-name="ce2">
            <text:p>AllCaps.png</text:p>
          </table:table-cell>
          <table:table-cell table:style-name="ce14"/>
          <table:table-cell/>
          <table:table-cell table:style-name="ce13"/>
          <table:table-cell office:value-type="string" office:string-value="./actions/format-text-allcaps.svg" table:style-name="ce15">
            <text:p>./actions/format-text-allcaps.svg</text:p>
          </table:table-cell>
          <table:table-cell table:style-name="ce14" table:number-columns-repeated="2"/>
        </table:table-row>
        <table:table-row>
          <table:table-cell office:value-type="string" office:string-value="AppIcon.png" table:style-name="ce2">
            <text:p>AppIcon.png</text:p>
          </table:table-cell>
          <table:table-cell table:style-name="ce14"/>
          <table:table-cell/>
          <table:table-cell table:style-name="ce13"/>
          <table:table-cell office:value-type="string" office:string-value="./applications/scribus.svg" table:style-name="ce13">
            <text:p>./applications/scribus.svg</text:p>
          </table:table-cell>
          <table:table-cell table:style-name="ce14" table:number-columns-repeated="2"/>
        </table:table-row>
        <table:table-row>
          <table:table-cell office:value-type="string" office:string-value="AppIcon2.png" table:style-name="ce2">
            <text:p>AppIcon2.png</text:p>
          </table:table-cell>
          <table:table-cell table:style-name="ce14"/>
          <table:table-cell/>
          <table:table-cell table:style-name="ce13"/>
          <table:table-cell office:value-type="string" office:string-value="./applications/scribus.svg" table:style-name="ce13">
            <text:p>./applications/scribus.svg</text:p>
          </table:table-cell>
          <table:table-cell table:style-name="ce14" table:number-columns-repeated="2"/>
        </table:table-row>
        <table:table-row>
          <table:table-cell office:value-type="string" office:string-value="below.png" table:style-name="ce2">
            <text:p>below.png</text:p>
          </table:table-cell>
          <table:table-cell table:style-name="ce14"/>
          <table:table-cell/>
          <table:table-cell table:style-name="ce13"/>
          <table:table-cell office:value-type="string" office:string-value="./actions/format-join-bevel.svg" table:style-name="ce13">
            <text:p>./actions/format-join-bevel.svg</text:p>
          </table:table-cell>
          <table:table-cell table:style-name="ce14" table:number-columns-repeated="2"/>
        </table:table-row>
        <table:table-row>
          <table:table-cell office:value-type="string" office:string-value="BevelJoin.png" table:style-name="ce2">
            <text:p>BevelJoin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BezierClose.png" table:style-name="ce2">
            <text:p>BezierClos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beziertool.png" table:style-name="ce2">
            <text:p>beziertool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beziertool16.png" table:style-name="ce2">
            <text:p>beziertool16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blend.png" table:style-name="ce2">
            <text:p>blend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ButtCap.png" table:style-name="ce2">
            <text:p>ButtCap.png</text:p>
          </table:table-cell>
          <table:table-cell table:style-name="ce14"/>
          <table:table-cell/>
          <table:table-cell table:style-name="ce13"/>
          <table:table-cell office:value-type="string" office:string-value="./actions/format-cap-butt.svg" table:style-name="ce13">
            <text:p>./actions/format-cap-butt.svg</text:p>
          </table:table-cell>
          <table:table-cell table:style-name="ce14" table:number-columns-repeated="2"/>
        </table:table-row>
        <table:table-row>
          <table:table-cell office:value-type="string" office:string-value="charset.png" table:style-name="ce2">
            <text:p>charset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checkdoc.png" table:style-name="ce2">
            <text:p>checkdoc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clear_right.png" table:style-name="ce2">
            <text:p>clear_right.png</text:p>
          </table:table-cell>
          <table:table-cell table:style-name="ce14"/>
          <table:table-cell/>
          <table:table-cell table:style-name="ce13"/>
          <table:table-cell office:value-type="string" office:string-value="./actions/edit-clear-right.svg" table:style-name="ce13">
            <text:p>./actions/edit-clear-right.svg</text:p>
          </table:table-cell>
          <table:table-cell table:style-name="ce14" table:number-columns-repeated="2"/>
          <table:table-cell table:number-columns-repeated="5"/>
        </table:table-row>
        <table:table-row>
          <table:table-cell office:value-type="string" office:string-value="cmsOff.png" table:style-name="ce2">
            <text:p>cmsOff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cmsOn.png" table:style-name="ce2">
            <text:p>cmsOn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cmyk.png" table:style-name="ce2">
            <text:p>cmyk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colorpicker.png" table:style-name="ce2">
            <text:p>colorpicker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colorpickercursor.png" table:style-name="ce2">
            <text:p>colorpickercursor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compfile.png" table:style-name="ce2">
            <text:p>compfil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compfile16.png" table:style-name="ce2">
            <text:p>compfile16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configure.png" table:style-name="ce2">
            <text:p>configure.png</text:p>
          </table:table-cell>
          <table:table-cell table:style-name="ce14"/>
          <table:table-cell/>
          <table:table-cell office:value-type="string" office:string-value="./actions/configure.svg" table:style-name="ce13">
            <text:p>./actions/configure.svg</text:p>
          </table:table-cell>
          <table:table-cell table:style-name="ce13"/>
          <table:table-cell table:style-name="ce14" table:number-columns-repeated="2"/>
        </table:table-row>
        <table:table-row table:number-rows-repeated="2">
          <table:table-cell office:value-type="string" office:string-value="Corner.xpm" table:style-name="ce2">
            <text:p>Corner.xpm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crop.png" table:style-name="ce2">
            <text:p>crop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curve.png" table:style-name="ce2">
            <text:p>curv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curvebezier.png" table:style-name="ce2">
            <text:p>curvebezier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curvelinear.png" table:style-name="ce2">
            <text:p>curvelinear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Deletelayer.png" table:style-name="ce2">
            <text:p>Deletelayer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DeleteNode.png" table:style-name="ce2">
            <text:p>DeleteNod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DelPoint.png" table:style-name="ce2">
            <text:p>DelPoint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dist.png" table:style-name="ce2">
            <text:p>dist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dist22.png" table:style-name="ce2">
            <text:p>dist22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doc.png" table:style-name="ce2">
            <text:p>doc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docattributes.png" table:style-name="ce2">
            <text:p>docattributes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document2.png" table:style-name="ce2">
            <text:p>document2.png</text:p>
          </table:table-cell>
          <table:table-cell office:value-type="string" office:string-value="./mimetypes/x-office-document.svg" table:style-name="ce12">
            <text:p>./mimetypes/x-office-document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documentinfo.png" table:style-name="ce2">
            <text:p>documentinfo.png</text:p>
          </table:table-cell>
          <table:table-cell office:value-type="string" office:string-value="./actions/dialog-information.svg" table:style-name="ce12">
            <text:p>./actions/dialog-information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documentinfo32.png" table:style-name="ce2">
            <text:p>documentinfo32.png</text:p>
          </table:table-cell>
          <table:table-cell office:value-type="string" office:string-value="./actions/dialog-information.svg" table:style-name="ce12">
            <text:p>./actions/dialog-information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DragPix.xpm" table:style-name="ce2">
            <text:p>DragPix.xpm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DrawFrame.xpm" table:style-name="ce2">
            <text:p>DrawFrame.xpm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ellipsis.png" table:style-name="ce2">
            <text:p>ellipsis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exit.png" table:style-name="ce2">
            <text:p>exit.png</text:p>
          </table:table-cell>
          <table:table-cell office:value-type="string" office:string-value="./actions/application-exit.svg" table:style-name="ce12">
            <text:p>./actions/application-exit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exit22.png" table:style-name="ce2">
            <text:p>exit22.png</text:p>
          </table:table-cell>
          <table:table-cell office:value-type="string" office:string-value="./actions/application-exit.svg" table:style-name="ce12">
            <text:p>./actions/application-exit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expand.png" table:style-name="ce2">
            <text:p>expand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externaltools.png" table:style-name="ce2">
            <text:p>externaltools.png</text:p>
          </table:table-cell>
          <table:table-cell office:value-type="string" office:string-value="./mimetypes/application-x-executable.svg" table:style-name="ce12">
            <text:p>./mimetypes/application-x-executable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find.png" table:style-name="ce2">
            <text:p>find.png</text:p>
          </table:table-cell>
          <table:table-cell office:value-type="string" office:string-value="./actions/edit-find.svg" table:style-name="ce12">
            <text:p>./actions/edit-find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find16.png" table:style-name="ce2">
            <text:p>find16.png</text:p>
          </table:table-cell>
          <table:table-cell office:value-type="string" office:string-value="./actions/edit-find.svg" table:style-name="ce12">
            <text:p>./actions/edit-find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firstline.png" table:style-name="ce2">
            <text:p>firstlin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flow-bounding.png" table:style-name="ce2">
            <text:p>flow-bounding.png</text:p>
          </table:table-cell>
          <table:table-cell table:style-name="ce14"/>
          <table:table-cell/>
          <table:table-cell table:style-name="ce13"/>
          <table:table-cell office:value-type="string" office:string-value="./actions/format-flow-bounding.svg" table:style-name="ce13">
            <text:p>./actions/format-flow-bounding.svg</text:p>
          </table:table-cell>
          <table:table-cell table:style-name="ce14" table:number-columns-repeated="2"/>
        </table:table-row>
        <table:table-row>
          <table:table-cell office:value-type="string" office:string-value="flow-contour.png" table:style-name="ce2">
            <text:p>flow-contour.png</text:p>
          </table:table-cell>
          <table:table-cell table:style-name="ce14"/>
          <table:table-cell/>
          <table:table-cell table:style-name="ce13"/>
          <table:table-cell office:value-type="string" office:string-value="./actions/format-flow-contour.svg" table:style-name="ce13">
            <text:p>./actions/format-flow-contour.svg</text:p>
          </table:table-cell>
          <table:table-cell table:style-name="ce14" table:number-columns-repeated="2"/>
        </table:table-row>
        <table:table-row>
          <table:table-cell office:value-type="string" office:string-value="flow-frame.png" table:style-name="ce2">
            <text:p>flow-frame.png</text:p>
          </table:table-cell>
          <table:table-cell table:style-name="ce14"/>
          <table:table-cell/>
          <table:table-cell table:style-name="ce13"/>
          <table:table-cell office:value-type="string" office:string-value="./actions/format-flow-frame.svg" table:style-name="ce13">
            <text:p>./actions/format-flow-frame.svg</text:p>
          </table:table-cell>
          <table:table-cell table:style-name="ce14" table:number-columns-repeated="2"/>
        </table:table-row>
        <table:table-row>
          <table:table-cell office:value-type="string" office:string-value="flow-none.png" table:style-name="ce2">
            <text:p>flow-none.png</text:p>
          </table:table-cell>
          <table:table-cell table:style-name="ce14"/>
          <table:table-cell/>
          <table:table-cell table:style-name="ce13"/>
          <table:table-cell office:value-type="string" office:string-value="./actions/format-flow-none.svg" table:style-name="ce13">
            <text:p>./actions/format-flow-none.svg</text:p>
          </table:table-cell>
          <table:table-cell table:style-name="ce14" table:number-columns-repeated="2"/>
        </table:table-row>
        <table:table-row>
          <table:table-cell office:value-type="string" office:string-value="font_otf.png" table:style-name="ce2">
            <text:p>font_otf.png</text:p>
          </table:table-cell>
          <table:table-cell office:value-type="string" office:string-value="./mimetypes/application-x-font-otf.svg" table:style-name="ce12">
            <text:p>./mimetypes/application-x-font-otf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font_otf16.png" table:style-name="ce2">
            <text:p>font_otf16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font_subst16.png" table:style-name="ce2">
            <text:p>font_subst16.png</text:p>
          </table:table-cell>
          <table:table-cell office:value-type="string" office:string-value="./mimetypes/application-x-font-snf.svg" table:style-name="ce12">
            <text:p>./mimetypes/application-x-font-snf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font_truetype.png" table:style-name="ce2">
            <text:p>font_truetype.png</text:p>
          </table:table-cell>
          <table:table-cell office:value-type="string" office:string-value="./mimetypes/application-x-font-ttf.svg" table:style-name="ce12">
            <text:p>./mimetypes/application-x-font-ttf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font_truetype16.png" table:style-name="ce2">
            <text:p>font_truetype16.png</text:p>
          </table:table-cell>
          <table:table-cell office:value-type="string" office:string-value="./mimetypes/application-x-font-ttf.svg" table:style-name="ce12">
            <text:p>./mimetypes/application-x-font-ttf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font_type1_16.png" table:style-name="ce2">
            <text:p>font_type1_16.png</text:p>
          </table:table-cell>
          <table:table-cell office:value-type="string" office:string-value="./mimetypes/application-x-font-type1.svg" table:style-name="ce12">
            <text:p>./mimetypes/application-x-font-type1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font_type1.png" table:style-name="ce2">
            <text:p>font_type1.png</text:p>
          </table:table-cell>
          <table:table-cell office:value-type="string" office:string-value="./mimetypes/application-x-font-type1.svg" table:style-name="ce12">
            <text:p>./mimetypes/application-x-font-type1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font.png" table:style-name="ce2">
            <text:p>font.png</text:p>
          </table:table-cell>
          <table:table-cell office:value-type="string" office:string-value="./mimetypes/application-x-font-ttf.svg" table:style-name="ce12">
            <text:p>./mimetypes/application-x-font-ttf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framenoresize.png" table:style-name="ce2">
            <text:p>framenoresiz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frameresize.png" table:style-name="ce2">
            <text:p>frameresiz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goto.png" table:style-name="ce2">
            <text:p>goto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group.png" table:style-name="ce2">
            <text:p>group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guides.png" table:style-name="ce2">
            <text:p>guides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 table:style-name="ro3">
          <table:table-cell office:value-type="string" office:string-value="hmirror.png" table:style-name="ce2">
            <text:p>hmirror.png</text:p>
          </table:table-cell>
          <table:table-cell office:value-type="string" office:string-value="./actions/object-flip-horizontal.svg" table:style-name="ce16">
            <text:p>./actions/object-flip-horizontal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hyphenate.png" table:style-name="ce2">
            <text:p>hyphenat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invert.png" table:style-name="ce2">
            <text:p>invert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irreg.png" table:style-name="ce2">
            <text:p>irreg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 table:style-name="ro3">
          <table:table-cell office:value-type="string" office:string-value="Kapital.xpm" table:style-name="ce2">
            <text:p>Kapital.xpm</text:p>
          </table:table-cell>
          <table:table-cell table:style-name="ce14"/>
          <table:table-cell/>
          <table:table-cell table:style-name="ce13"/>
          <table:table-cell office:value-type="string" office:string-value="./actions/format-text-capital.svg" table:style-name="ce15">
            <text:p>./actions/format-text-capital.svg</text:p>
          </table:table-cell>
          <table:table-cell table:style-name="ce14" table:number-columns-repeated="2"/>
        </table:table-row>
        <table:table-row>
          <table:table-cell office:value-type="string" office:string-value="key_bindings.png" table:style-name="ce2">
            <text:p>key_bindings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launch.png" table:style-name="ce2">
            <text:p>launch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launch16.png" table:style-name="ce2">
            <text:p>launch16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layer-outline.png" table:style-name="ce2">
            <text:p>layer-outlin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leftindent.png" table:style-name="ce2">
            <text:p>leftindent.png</text:p>
          </table:table-cell>
          <table:table-cell table:style-name="ce16"/>
          <table:table-cell/>
          <table:table-cell table:style-name="ce13"/>
          <table:table-cell office:value-type="string" office:string-value="./actions/format-indent-left.svg" table:style-name="ce13">
            <text:p>./actions/format-indent-left.svg</text:p>
          </table:table-cell>
          <table:table-cell table:style-name="ce14" table:number-columns-repeated="2"/>
        </table:table-row>
        <table:table-row>
          <table:table-cell office:value-type="string" office:string-value="linespacing.png" table:style-name="ce2">
            <text:p>linespacing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linespacing2.png" table:style-name="ce2">
            <text:p>linespacing2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locked.png" table:style-name="ce2">
            <text:p>locked.png</text:p>
          </table:table-cell>
          <table:table-cell table:style-name="ce14"/>
          <table:table-cell/>
          <table:table-cell table:style-name="ce13"/>
          <table:table-cell office:value-type="string" office:string-value="./actions/edit-lock.svg" table:style-name="ce13">
            <text:p>./actions/edit-lock.svg</text:p>
          </table:table-cell>
          <table:table-cell table:style-name="ce14" table:number-columns-repeated="2"/>
        </table:table-row>
        <table:table-row>
          <table:table-cell office:value-type="string" office:string-value="lower-to-bottom.png" table:style-name="ce2">
            <text:p>lower-to-bottom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lower.png" table:style-name="ce2">
            <text:p>lower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Lupe.xpm" table:style-name="ce2">
            <text:p>Lupe.xpm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LupeZ.xpm" table:style-name="ce2">
            <text:p>LupeZ.xpm</text:p>
          </table:table-cell>
          <table:table-cell office:value-type="string" office:string-value="./actions/zoom-in.svg" table:style-name="ce12">
            <text:p>./actions/zoom-in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LupeZm.xpm" table:style-name="ce2">
            <text:p>LupeZm.xpm</text:p>
          </table:table-cell>
          <table:table-cell office:value-type="string" office:string-value="./actions/zoom-out.svg" table:style-name="ce12">
            <text:p>./actions/zoom-out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misc.png" table:style-name="ce2">
            <text:p>misc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MiterJoin.png" table:style-name="ce2">
            <text:p>MiterJoin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MoveAsym.png" table:style-name="ce2">
            <text:p>MoveAsym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MoveKontrol.png" table:style-name="ce2">
            <text:p>MoveKontrol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MoveNode.png" table:style-name="ce2">
            <text:p>MoveNod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mover.png" table:style-name="ce2">
            <text:p>mover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MoveSym.png" table:style-name="ce2">
            <text:p>MoveSym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noicon.xpm" table:style-name="ce2">
            <text:p>noicon.xpm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NoPrint.png" table:style-name="ce2">
            <text:p>NoPrint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ok.png" table:style-name="ce2">
            <text:p>ok.png</text:p>
          </table:table-cell>
          <table:table-cell office:value-type="string" office:string-value="./actions/dialog-ok.svg" table:style-name="ce12">
            <text:p>./actions/dialog-ok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ok22.png" table:style-name="ce2">
            <text:p>ok22.png</text:p>
          </table:table-cell>
          <table:table-cell office:value-type="string" office:string-value="./actions/dialog-ok.svg" table:style-name="ce12">
            <text:p>./actions/dialog-ok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ooo_draw.png" table:style-name="ce2">
            <text:p>ooo_draw.png</text:p>
          </table:table-cell>
          <table:table-cell table:style-name="ce14"/>
          <table:table-cell/>
          <table:table-cell office:value-type="string" office:string-value="./mimetypes/application-vnd.oasis.opendocument.graphics.svg" table:style-name="ce13">
            <text:p>./mimetypes/application-vnd.oasis.opendocument.graphics.svg</text:p>
          </table:table-cell>
          <table:table-cell table:style-name="ce13"/>
          <table:table-cell table:style-name="ce14" table:number-columns-repeated="2"/>
        </table:table-row>
        <table:table-row>
          <table:table-cell office:value-type="string" office:string-value="ooo_writer.png" table:style-name="ce2">
            <text:p>ooo_writer.png</text:p>
          </table:table-cell>
          <table:table-cell table:style-name="ce16"/>
          <table:table-cell/>
          <table:table-cell office:value-type="string" office:string-value="./mimetypes/application-vnd.oasis.opendocument.text.svg" table:style-name="ce13">
            <text:p>./mimetypes/application-vnd.oasis.opendocument.text.svg</text:p>
          </table:table-cell>
          <table:table-cell table:style-name="ce13"/>
          <table:table-cell table:style-name="ce14" table:number-columns-repeated="2"/>
        </table:table-row>
        <table:table-row>
          <table:table-cell office:value-type="string" office:string-value="outlined.png" table:style-name="ce2">
            <text:p>outlined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pdf.png" table:style-name="ce2">
            <text:p>pdf.png</text:p>
          </table:table-cell>
          <table:table-cell table:style-name="ce14"/>
          <table:table-cell/>
          <table:table-cell office:value-type="string" office:string-value="./mimetypes/application-pdf.svg" table:style-name="ce13">
            <text:p>./mimetypes/application-pdf.svg</text:p>
          </table:table-cell>
          <table:table-cell table:style-name="ce13"/>
          <table:table-cell table:style-name="ce14" table:number-columns-repeated="2"/>
        </table:table-row>
        <table:table-row>
          <table:table-cell office:value-type="string" office:string-value="penciladd.png" table:style-name="ce2">
            <text:p>penciladd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pencilsub.png" table:style-name="ce2">
            <text:p>pencilsub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plugins.png" table:style-name="ce2">
            <text:p>plugins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PolyCut.png" table:style-name="ce2">
            <text:p>PolyCut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postscript.png" table:style-name="ce2">
            <text:p>postscript.png</text:p>
          </table:table-cell>
          <table:table-cell table:style-name="ce14"/>
          <table:table-cell/>
          <table:table-cell table:style-name="ce13"/>
          <table:table-cell office:value-type="string" office:string-value="./mimetypes/application-x-postscript.svg" table:style-name="ce13">
            <text:p>./mimetypes/application-x-postscript.svg</text:p>
          </table:table-cell>
          <table:table-cell table:style-name="ce14" table:number-columns-repeated="2"/>
        </table:table-row>
        <table:table-row>
          <table:table-cell office:value-type="string" office:string-value="previewOff.png" table:style-name="ce2">
            <text:p>previewOff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previewOn.png" table:style-name="ce2">
            <text:p>previewOn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printer.png" table:style-name="ce2">
            <text:p>printer.png</text:p>
          </table:table-cell>
          <table:table-cell office:value-type="string" office:string-value="./devices/printer.svg" table:style-name="ce12">
            <text:p>./devices/printer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python.png" table:style-name="ce2">
            <text:p>python.png</text:p>
          </table:table-cell>
          <table:table-cell table:style-name="ce14"/>
          <table:table-cell/>
          <table:table-cell office:value-type="string" office:string-value="./mimetypes/application-x-python.svg" table:style-name="ce13">
            <text:p>./mimetypes/application-x-python.svg</text:p>
          </table:table-cell>
          <table:table-cell table:style-name="ce13"/>
          <table:table-cell table:style-name="ce14" table:number-columns-repeated="2"/>
        </table:table-row>
        <table:table-row>
          <table:table-cell office:value-type="string" office:string-value="raise-to-top.png" table:style-name="ce2">
            <text:p>raise-to-top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raise.png" table:style-name="ce2">
            <text:p>rais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register.png" table:style-name="ce2">
            <text:p>register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reload.png" table:style-name="ce2">
            <text:p>reload.png</text:p>
          </table:table-cell>
          <table:table-cell office:value-type="string" office:string-value="./actions/view-refresh.svg" table:style-name="ce12">
            <text:p>./actions/view-refresh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reload16.png" table:style-name="ce2">
            <text:p>reload16.png</text:p>
          </table:table-cell>
          <table:table-cell office:value-type="string" office:string-value="./actions/view-refresh.svg" table:style-name="ce12">
            <text:p>./actions/view-refresh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Reset1Node.png" table:style-name="ce2">
            <text:p>Reset1Nod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ResetNode.png" table:style-name="ce2">
            <text:p>ResetNod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Revers.png" table:style-name="ce2">
            <text:p>Revers.png</text:p>
          </table:table-cell>
          <table:table-cell table:style-name="ce14"/>
          <table:table-cell/>
          <table:table-cell table:style-name="ce13"/>
          <table:table-cell office:value-type="string" office:string-value="./actions/format-text-reverse.svg" table:style-name="ce13">
            <text:p>./actions/format-text-reverse.svg</text:p>
          </table:table-cell>
          <table:table-cell table:style-name="ce14" table:number-columns-repeated="2"/>
        </table:table-row>
        <table:table-row>
          <table:table-cell office:value-type="string" office:string-value="revert.png" table:style-name="ce2">
            <text:p>revert.png</text:p>
          </table:table-cell>
          <table:table-cell office:value-type="string" office:string-value="./actions/document-revert.svg" table:style-name="ce12">
            <text:p>./actions/document-revert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rgb.png" table:style-name="ce2">
            <text:p>rgb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rightindent.png" table:style-name="ce2">
            <text:p>rightindent.png</text:p>
          </table:table-cell>
          <table:table-cell table:style-name="ce14"/>
          <table:table-cell/>
          <table:table-cell table:style-name="ce13"/>
          <table:table-cell office:value-type="string" office:string-value="./actions/format-indent-right.svg" table:style-name="ce13">
            <text:p>./actions/format-indent-right.svg</text:p>
          </table:table-cell>
          <table:table-cell table:style-name="ce14" table:number-columns-repeated="2"/>
        </table:table-row>
        <table:table-row>
          <table:table-cell office:value-type="string" office:string-value="rotate_ccw.png" table:style-name="ce2">
            <text:p>rotate_ccw.png</text:p>
          </table:table-cell>
          <table:table-cell office:value-type="string" office:string-value="./actions/object-rotate-left.svg" table:style-name="ce12">
            <text:p>./actions/object-rotate-left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rotate_cw.png" table:style-name="ce2">
            <text:p>rotate_cw.png</text:p>
          </table:table-cell>
          <table:table-cell office:value-type="string" office:string-value="./actions/object-rotate-right.svg" table:style-name="ce12">
            <text:p>./actions/object-rotate-right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Rotieren2.png" table:style-name="ce2">
            <text:p>Rotieren2.png</text:p>
          </table:table-cell>
          <table:table-cell table:style-name="ce14"/>
          <table:table-cell/>
          <table:table-cell office:value-type="string" office:string-value="./actions/rotate.svg" table:style-name="ce13">
            <text:p>./actions/rotate.svg</text:p>
          </table:table-cell>
          <table:table-cell table:style-name="ce13"/>
          <table:table-cell table:style-name="ce14" table:number-columns-repeated="2"/>
          <table:table-cell table:number-columns-repeated="4"/>
        </table:table-row>
        <table:table-row>
          <table:table-cell office:value-type="string" office:string-value="Rotieren2.xpm" table:style-name="ce2">
            <text:p>Rotieren2.xpm</text:p>
          </table:table-cell>
          <table:table-cell table:style-name="ce14"/>
          <table:table-cell/>
          <table:table-cell office:value-type="string" office:string-value="./actions/rotate.svg" table:style-name="ce13">
            <text:p>./actions/rotate.svg</text:p>
          </table:table-cell>
          <table:table-cell table:style-name="ce13"/>
          <table:table-cell table:style-name="ce14" table:number-columns-repeated="2"/>
        </table:table-row>
        <table:table-row>
          <table:table-cell office:value-type="string" office:string-value="RoundCap.png" table:style-name="ce2">
            <text:p>RoundCap.png</text:p>
          </table:table-cell>
          <table:table-cell table:style-name="ce14"/>
          <table:table-cell/>
          <table:table-cell table:style-name="ce13"/>
          <table:table-cell office:value-type="string" office:string-value="./actions/format-cap-round.svg" table:style-name="ce13">
            <text:p>./actions/format-cap-round.svg</text:p>
          </table:table-cell>
          <table:table-cell table:style-name="ce14" table:number-columns-repeated="2"/>
        </table:table-row>
        <table:table-row>
          <table:table-cell office:value-type="string" office:string-value="RoundJoin.png" table:style-name="ce2">
            <text:p>RoundJoin.png</text:p>
          </table:table-cell>
          <table:table-cell table:style-name="ce14"/>
          <table:table-cell/>
          <table:table-cell table:style-name="ce13"/>
          <table:table-cell office:value-type="string" office:string-value="./actions/format-join-round.svg" table:style-name="ce13">
            <text:p>./actions/format-join-round.svg</text:p>
          </table:table-cell>
          <table:table-cell table:style-name="ce14" table:number-columns-repeated="2"/>
        </table:table-row>
        <table:table-row>
          <table:table-cell office:value-type="string" office:string-value="scrap.png" table:style-name="ce2">
            <text:p>scrap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screen.png" table:style-name="ce2">
            <text:p>screen.png</text:p>
          </table:table-cell>
          <table:table-cell office:value-type="string" office:string-value="./devices/screen.svg" table:style-name="ce12">
            <text:p>./devices/screen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scribus_logo.png" table:style-name="ce2">
            <text:p>scribus_logo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scribusdoc.png" table:style-name="ce2">
            <text:p>scribusdoc.png</text:p>
          </table:table-cell>
          <table:table-cell table:style-name="ce14"/>
          <table:table-cell/>
          <table:table-cell table:style-name="ce13"/>
          <table:table-cell office:value-type="string" office:string-value="./mimetypes/application-x-scribus.svg" table:style-name="ce13">
            <text:p>./mimetypes/application-x-scribus.svg</text:p>
          </table:table-cell>
          <table:table-cell table:style-name="ce14" table:number-columns-repeated="2"/>
        </table:table-row>
        <table:table-row>
          <table:table-cell office:value-type="string" office:string-value="scribusdoc16.png" table:style-name="ce2">
            <text:p>scribusdoc16.png</text:p>
          </table:table-cell>
          <table:table-cell table:style-name="ce14"/>
          <table:table-cell/>
          <table:table-cell table:style-name="ce13"/>
          <table:table-cell office:value-type="string" office:string-value="./mimetypes/application-x-scribus.svg" table:style-name="ce13">
            <text:p>./mimetypes/application-x-scribus.svg</text:p>
          </table:table-cell>
          <table:table-cell table:style-name="ce14" table:number-columns-repeated="2"/>
        </table:table-row>
        <table:table-row>
          <table:table-cell office:value-type="string" office:string-value="scribusicon.png" table:style-name="ce2">
            <text:p>scribusicon.png</text:p>
          </table:table-cell>
          <table:table-cell table:style-name="ce14"/>
          <table:table-cell/>
          <table:table-cell table:style-name="ce13"/>
          <table:table-cell office:value-type="string" office:string-value="./applications/scribus.svg" table:style-name="ce13">
            <text:p>./applications/scribus.svg</text:p>
          </table:table-cell>
          <table:table-cell table:style-name="ce14" table:number-columns-repeated="2"/>
        </table:table-row>
        <table:table-row>
          <table:table-cell office:value-type="string" office:string-value="shade.png" table:style-name="ce2">
            <text:p>shad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shadow.png" table:style-name="ce2">
            <text:p>shadow.png</text:p>
          </table:table-cell>
          <table:table-cell table:style-name="ce14"/>
          <table:table-cell/>
          <table:table-cell table:style-name="ce13"/>
          <table:table-cell office:value-type="string" office:string-value="./actions/format-text-shadow.svg" table:style-name="ce13">
            <text:p>./actions/format-text-shadow.svg</text:p>
          </table:table-cell>
          <table:table-cell table:style-name="ce14" table:number-columns-repeated="2"/>
        </table:table-row>
        <table:table-row>
          <table:table-cell office:value-type="string" office:string-value="shortwords.png" table:style-name="ce2">
            <text:p>shortwords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Spacing.xpm" table:style-name="ce2">
            <text:p>Spacing.xpm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spiral.png" table:style-name="ce2">
            <text:p>spiral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Splash.png" table:style-name="ce2">
            <text:p>Splash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spline.png" table:style-name="ce2">
            <text:p>splin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spline16.png" table:style-name="ce2">
            <text:p>spline16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Split.png" table:style-name="ce2">
            <text:p>Split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spot.png" table:style-name="ce2">
            <text:p>spot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SquareCap.png" table:style-name="ce2">
            <text:p>SquareCap.png</text:p>
          </table:table-cell>
          <table:table-cell table:style-name="ce14"/>
          <table:table-cell/>
          <table:table-cell table:style-name="ce13"/>
          <table:table-cell office:value-type="string" office:string-value="./actions/format-cap-square.svg" table:style-name="ce13">
            <text:p>./actions/format-cap-square.svg</text:p>
          </table:table-cell>
          <table:table-cell table:style-name="ce14" table:number-columns-repeated="2"/>
        </table:table-row>
        <table:table-row>
          <table:table-cell office:value-type="string" office:string-value="Stift.xpm" table:style-name="ce2">
            <text:p>Stift.xpm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Stift16.xpm" table:style-name="ce2">
            <text:p>Stift16.xpm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Strike.xpm" table:style-name="ce2">
            <text:p>Strike.xpm</text:p>
          </table:table-cell>
          <table:table-cell office:value-type="string" office:string-value="./actions/format-text-strikethrough.svg" table:style-name="ce12">
            <text:p>./actions/format-text-strikethrough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tab.png" table:style-name="ce2">
            <text:p>tab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tabtocindex.png" table:style-name="ce2">
            <text:p>tabtocindex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testfill.png" table:style-name="ce2">
            <text:p>testfill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textbase.png" table:style-name="ce2">
            <text:p>textbas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textkern.png" table:style-name="ce2">
            <text:p>textkern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textscaleh.png" table:style-name="ce2">
            <text:p>textscaleh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textscalev.png" table:style-name="ce2">
            <text:p>textscalev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textview.png" table:style-name="ce2">
            <text:p>textview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Tief.xpm" table:style-name="ce2">
            <text:p>Tief.xpm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tools.png" table:style-name="ce2">
            <text:p>tools.png</text:p>
          </table:table-cell>
          <table:table-cell table:style-name="ce14"/>
          <table:table-cell/>
          <table:table-cell office:value-type="string" office:string-value="./actions/tool.svg" table:style-name="ce13">
            <text:p>./actions/tool.svg</text:p>
          </table:table-cell>
          <table:table-cell table:style-name="ce13"/>
          <table:table-cell table:style-name="ce14" table:number-columns-repeated="2"/>
        </table:table-row>
        <table:table-row>
          <table:table-cell office:value-type="string" office:string-value="trashcan.png" table:style-name="ce2">
            <text:p>trashcan.png</text:p>
          </table:table-cell>
          <table:table-cell office:value-type="string" office:string-value="./places/user-trash.svg" table:style-name="ce12">
            <text:p>./places/user-trash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trashcan2.png" table:style-name="ce2">
            <text:p>trashcan2.png</text:p>
          </table:table-cell>
          <table:table-cell table:style-name="ce14"/>
          <table:table-cell/>
          <table:table-cell office:value-type="string" office:string-value="./places/user-trash-full.svg" table:style-name="ce13">
            <text:p>./places/user-trash-full.svg</text:p>
          </table:table-cell>
          <table:table-cell table:style-name="ce13"/>
          <table:table-cell table:style-name="ce14" table:number-columns-repeated="2"/>
        </table:table-row>
        <table:table-row>
          <table:table-cell office:value-type="string" office:string-value="triangle.png" table:style-name="ce2">
            <text:p>triangl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txt.png" table:style-name="ce2">
            <text:p>txt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typography.png" table:style-name="ce2">
            <text:p>typography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align.png" table:style-name="ce2">
            <text:p>u_align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arrow.png" table:style-name="ce2">
            <text:p>u_arrow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create.png" table:style-name="ce2">
            <text:p>u_create.png</text:p>
          </table:table-cell>
          <table:table-cell table:style-name="ce14"/>
          <table:table-cell/>
          <table:table-cell office:value-type="string" office:string-value="./actions/edit-add.svg" table:style-name="ce13">
            <text:p>./actions/edit-add.svg</text:p>
          </table:table-cell>
          <table:table-cell table:style-name="ce13"/>
          <table:table-cell table:style-name="ce14" table:number-columns-repeated="2"/>
        </table:table-row>
        <table:table-row>
          <table:table-cell office:value-type="string" office:string-value="u_cut.png" table:style-name="ce2">
            <text:p>u_cut.png</text:p>
          </table:table-cell>
          <table:table-cell office:value-type="string" office:string-value="./actions/edit-cut.svg" table:style-name="ce12">
            <text:p>./actions/edit-cut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delete.png" table:style-name="ce2">
            <text:p>u_delete.png</text:p>
          </table:table-cell>
          <table:table-cell table:style-name="ce14"/>
          <table:table-cell/>
          <table:table-cell table:style-name="ce13"/>
          <table:table-cell office:value-type="string" office:string-value="./actions/edit-remove.svg" table:style-name="ce13">
            <text:p>./actions/edit-remove.svg</text:p>
          </table:table-cell>
          <table:table-cell table:style-name="ce14" table:number-columns-repeated="2"/>
        </table:table-row>
        <table:table-row>
          <table:table-cell office:value-type="string" office:string-value="u_disableprint.png" table:style-name="ce2">
            <text:p>u_disableprint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enableprint.png" table:style-name="ce2">
            <text:p>u_enableprint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eps.png" table:style-name="ce2">
            <text:p>u_eps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fill.png" table:style-name="ce2">
            <text:p>u_fill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 table:style-name="ro3">
          <table:table-cell office:value-type="string" office:string-value="u_fliph.png" table:style-name="ce2">
            <text:p>u_fliph.png</text:p>
          </table:table-cell>
          <table:table-cell office:value-type="string" office:string-value="./actions/object-flip-horizontal.svg" table:style-name="ce16">
            <text:p>./actions/object-flip-horizontal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 table:style-name="ro3">
          <table:table-cell office:value-type="string" office:string-value="u_flipv.png" table:style-name="ce2">
            <text:p>u_flipv.png</text:p>
          </table:table-cell>
          <table:table-cell office:value-type="string" office:string-value="./actions/object-flip-vertical.svg" table:style-name="ce16">
            <text:p>./actions/object-flip-vertical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font.png" table:style-name="ce2">
            <text:p>u_font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group.png" table:style-name="ce2">
            <text:p>u_group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line.png" table:style-name="ce2">
            <text:p>u_lin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lock.png" table:style-name="ce2">
            <text:p>u_lock.png</text:p>
          </table:table-cell>
          <table:table-cell table:style-name="ce14"/>
          <table:table-cell/>
          <table:table-cell table:style-name="ce13"/>
          <table:table-cell office:value-type="string" office:string-value="./actions/edit-lock.svg" table:style-name="ce13">
            <text:p>./actions/edit-lock.svg</text:p>
          </table:table-cell>
          <table:table-cell table:style-name="ce14" table:number-columns-repeated="2"/>
        </table:table-row>
        <table:table-row>
          <table:table-cell office:value-type="string" office:string-value="u_margins_locked.png" table:style-name="ce2">
            <text:p>u_margins_locked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margins.png" table:style-name="ce2">
            <text:p>u_margins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move.png" table:style-name="ce2">
            <text:p>u_mov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multiple.png" table:style-name="ce2">
            <text:p>u_multipl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redo.png" table:style-name="ce2">
            <text:p>u_redo.png</text:p>
          </table:table-cell>
          <table:table-cell office:value-type="string" office:string-value="./actions/edit-redo.svg" table:style-name="ce12">
            <text:p>./actions/edit-redo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redo16.png" table:style-name="ce2">
            <text:p>u_redo16.png</text:p>
          </table:table-cell>
          <table:table-cell office:value-type="string" office:string-value="./actions/edit-redo.svg" table:style-name="ce12">
            <text:p>./actions/edit-redo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resize.png" table:style-name="ce2">
            <text:p>u_resiz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rotate.png" table:style-name="ce2">
            <text:p>u_rotat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scale_image.png" table:style-name="ce2">
            <text:p>u_scale_imag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shade.png" table:style-name="ce2">
            <text:p>u_shad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shape.png" table:style-name="ce2">
            <text:p>u_shape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svg.png" table:style-name="ce2">
            <text:p>u_svg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transp.png" table:style-name="ce2">
            <text:p>u_transp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undo.png" table:style-name="ce2">
            <text:p>u_undo.png</text:p>
          </table:table-cell>
          <table:table-cell office:value-type="string" office:string-value="./actions/edit-undo.svg" table:style-name="ce12">
            <text:p>./actions/edit-undo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undo16.png" table:style-name="ce2">
            <text:p>u_undo16.png</text:p>
          </table:table-cell>
          <table:table-cell office:value-type="string" office:string-value="./actions/edit-undo.svg" table:style-name="ce12">
            <text:p>./actions/edit-undo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_unlock.png" table:style-name="ce2">
            <text:p>u_unlock.png</text:p>
          </table:table-cell>
          <table:table-cell table:style-name="ce14"/>
          <table:table-cell/>
          <table:table-cell table:style-name="ce13"/>
          <table:table-cell office:value-type="string" office:string-value="./actions/edit-unlock.svg" table:style-name="ce13">
            <text:p>./actions/edit-unlock.svg</text:p>
          </table:table-cell>
          <table:table-cell table:style-name="ce14" table:number-columns-repeated="2"/>
        </table:table-row>
        <table:table-row>
          <table:table-cell office:value-type="string" office:string-value="ungroup.png" table:style-name="ce2">
            <text:p>ungroup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nlock.png" table:style-name="ce2">
            <text:p>unlock.png</text:p>
          </table:table-cell>
          <table:table-cell table:style-name="ce14"/>
          <table:table-cell/>
          <table:table-cell table:style-name="ce13"/>
          <table:table-cell office:value-type="string" office:string-value="./actions/edit-unlock.svg" table:style-name="ce13">
            <text:p>./actions/edit-unlock.svg</text:p>
          </table:table-cell>
          <table:table-cell table:style-name="ce14" table:number-columns-repeated="2"/>
        </table:table-row>
        <table:table-row>
          <table:table-cell office:value-type="string" office:string-value="Unlock.xpm" table:style-name="ce2">
            <text:p>Unlock.xpm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Unter.xpm" table:style-name="ce2">
            <text:p>Unter.xpm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vectorgfx.png" table:style-name="ce2">
            <text:p>vectorgfx.png</text:p>
          </table:table-cell>
          <table:table-cell table:style-name="ce14"/>
          <table:table-cell/>
          <table:table-cell office:value-type="string" office:string-value="./mimetypes/vectorgfx.svg" table:style-name="ce13">
            <text:p>./mimetypes/vectorgfx.svg</text:p>
          </table:table-cell>
          <table:table-cell table:style-name="ce13"/>
          <table:table-cell table:style-name="ce14" table:number-columns-repeated="2"/>
        </table:table-row>
        <table:table-row>
          <table:table-cell office:value-type="string" office:string-value="view.png" table:style-name="ce2">
            <text:p>view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viewmag1.png" table:style-name="ce2">
            <text:p>viewmag1.png</text:p>
          </table:table-cell>
          <table:table-cell office:value-type="string" office:string-value="./actions/zoom-original.svg" table:style-name="ce12">
            <text:p>./actions/zoom-original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viewmagin.png" table:style-name="ce2">
            <text:p>viewmagin.png</text:p>
          </table:table-cell>
          <table:table-cell office:value-type="string" office:string-value="./actions/zoom-in.svg" table:style-name="ce12">
            <text:p>./actions/zoom-in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viewmagout.png" table:style-name="ce2">
            <text:p>viewmagout.png</text:p>
          </table:table-cell>
          <table:table-cell office:value-type="string" office:string-value="./actions/zoom-out.svg" table:style-name="ce12">
            <text:p>./actions/zoom-out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 table:style-name="ro3">
          <table:table-cell office:value-type="string" office:string-value="vmirror.png" table:style-name="ce2">
            <text:p>vmirror.png</text:p>
          </table:table-cell>
          <table:table-cell office:value-type="string" office:string-value="./actions/object-flip-vertical.svg" table:style-name="ce16">
            <text:p>./actions/object-flip-vertical.svg</text:p>
          </table:table-cell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vpl.png" table:style-name="ce2">
            <text:p>vpl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Winkel.xpm" table:style-name="ce2">
            <text:p>Winkel.xpm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wizard.png" table:style-name="ce2">
            <text:p>wizard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wordsOnly.png" table:style-name="ce2">
            <text:p>wordsOnly.png</text:p>
          </table:table-cell>
          <table:table-cell table:style-name="ce14"/>
          <table:table-cell/>
          <table:table-cell table:style-name="ce13" table:number-columns-repeated="2"/>
          <table:table-cell table:style-name="ce14" table:number-columns-repeated="2"/>
        </table:table-row>
        <table:table-row>
          <table:table-cell office:value-type="string" office:string-value="Zeichen.xpm" table:style-name="ce2">
            <text:p>Zeichen.xpm</text:p>
          </table:table-cell>
          <table:table-cell table:style-name="ce14"/>
          <table:table-cell/>
          <table:table-cell table:style-name="ce13" table:number-columns-repeated="3"/>
          <table:table-cell table:style-name="ce14"/>
        </table:table-row>
        <table:table-row>
          <table:table-cell table:style-name="ce10"/>
          <table:table-cell table:style-name="ce14" table:number-columns-repeated="3"/>
          <table:table-cell table:style-name="ce13" table:number-columns-repeated="2"/>
          <table:table-cell table:style-name="ce14"/>
        </table:table-row>
        <table:table-row table:number-rows-repeated="29">
          <table:table-cell/>
          <table:table-cell table:style-name="ce14" table:number-columns-repeated="3"/>
          <table:table-cell table:style-name="ce13" table:number-columns-repeated="2"/>
          <table:table-cell table:style-name="ce14"/>
        </table:table-row>
        <table:table-row table:number-rows-repeated="181">
          <table:table-cell table:number-columns-repeated="4"/>
          <table:table-cell table:style-name="custom-style1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9pt"/>
    </style:default-style>
    <style:style style:name="custom-style1" style:display-name="Default" style:family="table-cell"/>
    <style:style style:name="custom-style2" style:display-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 style:parent-style-name="Default">
      <style:table-cell-properties style:cell-protect="protected" style:rotation-align="none" style:rotation-angle="90" style:vertical-align="middle"/>
      <style:text-properties fo:color="#000000" fo:font-size="9pt"/>
    </style:style>
    <style:style style:name="custom-style4" style:display-name="Result" style:family="table-cell" style:parent-style-name="Default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 style:parent-style-name="Default">
      <style:table-cell-properties style:cell-protect="protected" style:vertical-align="middle"/>
      <style:text-properties fo:color="#000000" fo:font-size="9pt"/>
    </style:style>
  </office:styles>
  <office:automatic-styles>
    <style:page-layout style:name="pm1">
      <style:page-layout-properties fo:margin-bottom="56.6927304533208pt" fo:margin-left="56.6927304533208pt" fo:margin-right="56.6927304533208pt" fo:margin-top="56.6927304533208pt" fo:page-height="841.888367539872pt" fo:page-width="595.302141267807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31</meta:editing-cycles>
    <meta:creation-date>2007-05-09T18:30:23</meta:creation-date>
    <dc:date>2007-05-16T23:43:43</dc:date>
    <dc:creator>pinheiro</dc:creator>
  </office:meta>
</office:document-meta>
</file>